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9988*"/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9988*"/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6.6951in" style:rel-column-width="9988*"/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Contents_20_1">
      <style:text-properties officeooo:paragraph-rsid="001f42e0"/>
    </style:style>
    <style:style style:name="P2" style:family="paragraph" style:parent-style-name="ВКР_5f_Заголовок_5f_не_5f_в_5f_содержании">
      <style:paragraph-properties fo:break-before="page"/>
      <style:text-properties officeooo:paragraph-rsid="001f42e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5" style:family="paragraph" style:parent-style-name="ВКР_5f_Обычный">
      <style:paragraph-properties fo:text-align="justify" style:justify-single-word="false" fo:text-indent="0in" style:auto-text-indent="false"/>
      <style:text-properties fo:font-weight="bold" officeooo:rsid="001f42e0" officeooo:paragraph-rsid="001f42e0" style:font-weight-asian="bold" style:font-weight-complex="bold"/>
    </style:style>
    <style:style style:name="P6" style:family="paragraph" style:parent-style-name="ВКР_5f_Обычный">
      <style:paragraph-properties fo:text-align="start" style:justify-single-word="false" fo:text-indent="0in" style:auto-text-indent="false"/>
      <style:text-properties fo:font-weight="bold" officeooo:rsid="001f42e0" officeooo:paragraph-rsid="001f42e0" style:font-weight-asian="bold" style:font-weight-complex="bold"/>
    </style:style>
    <style:style style:name="P7" style:family="paragraph" style:parent-style-name="ВКР_5f_Обычный">
      <style:paragraph-properties fo:text-align="start" style:justify-single-word="false" fo:text-indent="0in" style:auto-text-indent="false"/>
      <style:text-properties fo:font-weight="bold" officeooo:rsid="001f42e0" officeooo:paragraph-rsid="00209f81" style:font-weight-asian="bold" style:font-weight-complex="bold"/>
    </style:style>
    <style:style style:name="P8" style:family="paragraph" style:parent-style-name="ВКР_5f_Обычный">
      <style:paragraph-properties fo:text-align="start" style:justify-single-word="false" fo:text-indent="0in" style:auto-text-indent="false"/>
      <style:text-properties fo:font-weight="bold" officeooo:rsid="001f42e0" officeooo:paragraph-rsid="00228b29" style:font-weight-asian="bold" style:font-weight-complex="bold"/>
    </style:style>
    <style:style style:name="P9" style:family="paragraph" style:parent-style-name="ВКР_5f_Обычный">
      <style:paragraph-properties fo:text-align="start" style:justify-single-word="false" fo:text-indent="0in" style:auto-text-indent="false"/>
      <style:text-properties fo:font-weight="bold" officeooo:rsid="001f42e0" officeooo:paragraph-rsid="002421a4" style:font-weight-asian="bold" style:font-weight-complex="bold"/>
    </style:style>
    <style:style style:name="P10" style:family="paragraph" style:parent-style-name="ВКР_5f_Обычный">
      <style:paragraph-properties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fo:font-size="14pt" officeooo:paragraph-rsid="001f42e0" style:font-size-asian="14pt" style:font-size-complex="14pt"/>
    </style:style>
    <style:style style:name="P11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.4925in" style:auto-text-indent="false" fo:break-before="page" style:writing-mode="lr-tb"/>
      <style:text-properties fo:font-size="14pt" officeooo:rsid="001f42e0" officeooo:paragraph-rsid="001f42e0" style:font-size-asian="14pt" style:font-size-complex="14pt"/>
    </style:style>
    <style:style style:name="P12" style:family="paragraph" style:parent-style-name="ВКР_5f_Обычный">
      <style:paragraph-properties fo:margin-top="0in" fo:margin-bottom="0in" style:contextual-spacing="false" fo:line-height="150%" fo:text-align="justify" style:justify-single-word="false" fo:orphans="2" fo:widows="2" fo:text-indent="0in" style:auto-text-indent="false" style:writing-mode="lr-tb"/>
      <style:text-properties fo:font-size="14pt" fo:font-weight="bold" officeooo:rsid="001f42e0" officeooo:paragraph-rsid="001f42e0" style:font-size-asian="14pt" style:font-weight-asian="bold" style:font-size-complex="14pt" style:font-weight-complex="bold"/>
    </style:style>
    <style:style style:name="P13" style:family="paragraph" style:parent-style-name="ВКР_5f_Обычный">
      <style:paragraph-properties fo:text-align="center" style:justify-single-word="false" fo:text-indent="0in" style:auto-text-indent="false" fo:break-before="page"/>
      <style:text-properties fo:font-size="14pt" fo:font-weight="normal" officeooo:rsid="001f42e0" officeooo:paragraph-rsid="001f42e0" style:font-size-asian="14pt" style:font-weight-asian="normal" style:font-size-complex="14pt" style:font-weight-complex="normal"/>
    </style:style>
    <style:style style:name="P14" style:family="paragraph" style:parent-style-name="ВКР_5f_Обычный">
      <style:paragraph-properties fo:text-align="start" style:justify-single-word="false" fo:text-indent="0in" style:auto-text-indent="false"/>
      <style:text-properties fo:font-size="14pt" fo:font-weight="normal" officeooo:rsid="001f42e0" officeooo:paragraph-rsid="001f42e0" style:font-size-asian="14pt" style:font-weight-asian="normal" style:font-size-complex="14pt" style:font-weight-complex="normal"/>
    </style:style>
    <style:style style:name="P15" style:family="paragraph" style:parent-style-name="ВКР_5f_Обычный">
      <style:paragraph-properties fo:text-align="start" style:justify-single-word="false" fo:text-indent="0in" style:auto-text-indent="false"/>
      <style:text-properties fo:font-size="14pt" fo:language="ru" fo:country="RU" fo:font-weight="normal" officeooo:rsid="001f42e0" officeooo:paragraph-rsid="001f42e0" style:font-size-asian="14pt" style:font-weight-asian="normal" style:font-size-complex="14pt" style:font-weight-complex="normal"/>
    </style:style>
    <style:style style:name="P16" style:family="paragraph" style:parent-style-name="ВКР_5f_Обычный">
      <style:paragraph-properties fo:text-indent="0in" style:auto-text-indent="false"/>
      <style:text-properties officeooo:paragraph-rsid="001f42e0"/>
    </style:style>
    <style:style style:name="P17" style:family="paragraph" style:parent-style-name="ВКР_5f_Обычный">
      <style:paragraph-properties fo:text-indent="0in" style:auto-text-indent="false"/>
      <style:text-properties fo:font-weight="normal" officeooo:paragraph-rsid="001f42e0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01ecb23"/>
    </style:style>
    <style:style style:name="P19" style:family="paragraph" style:parent-style-name="Standard">
      <style:paragraph-properties fo:text-align="center" style:justify-single-word="false"/>
      <style:text-properties fo:font-size="14pt" officeooo:paragraph-rsid="001ecb23" style:font-size-asian="14pt" style:font-size-complex="14pt"/>
    </style:style>
    <style:style style:name="P20" style:family="paragraph" style:parent-style-name="Standard">
      <style:text-properties fo:font-size="14pt" officeooo:paragraph-rsid="001ecb23" style:font-size-asian="14pt" style:font-size-complex="14pt"/>
    </style:style>
    <style:style style:name="P21" style:family="paragraph" style:parent-style-name="Standard">
      <style:text-properties officeooo:paragraph-rsid="001ecb23"/>
    </style:style>
    <style:style style:name="P22" style:family="paragraph" style:parent-style-name="Standard">
      <style:text-properties style:font-name="Times New Roman" fo:font-size="14pt" officeooo:paragraph-rsid="0026f68f" style:font-size-asian="14pt" style:font-size-complex="14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4pt" officeooo:paragraph-rsid="0026f68f" style:font-size-asian="14pt" style:font-size-complex="14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officeooo:rsid="0027280f" officeooo:paragraph-rsid="0027280f" style:font-size-asian="14pt" style:font-size-complex="14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officeooo:rsid="0027280f" officeooo:paragraph-rsid="00297ea8" style:font-size-asian="14pt" style:font-size-complex="14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officeooo:rsid="0027280f" officeooo:paragraph-rsid="002b6d68" style:font-size-asian="14pt" style:font-size-complex="14pt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#1e1e1e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officeooo:paragraph-rsid="0027280f" fo:background-color="#1e1e1e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officeooo:paragraph-rsid="00297ea8" fo:background-color="#1e1e1e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officeooo:paragraph-rsid="002b6d68" fo:background-color="#1e1e1e"/>
    </style:style>
    <style:style style:name="P31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7280f" fo:background-color="#1e1e1e"/>
    </style:style>
    <style:style style:name="P32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97ea8" fo:background-color="#1e1e1e"/>
    </style:style>
    <style:style style:name="P33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b6d68" fo:background-color="#1e1e1e"/>
    </style:style>
    <style:style style:name="P34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7280f" fo:background-color="transparent"/>
    </style:style>
    <style:style style:name="P35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97ea8" fo:background-color="transparent"/>
    </style:style>
    <style:style style:name="P36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b6d68" fo:background-color="transparent"/>
    </style:style>
    <style:style style:name="P37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transparent"/>
    </style:style>
    <style:style style:name="P38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#1e1e1e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officeooo:paragraph-rsid="0027280f" fo:background-color="#1e1e1e"/>
    </style:style>
    <style:style style:name="P40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officeooo:paragraph-rsid="00297ea8" fo:background-color="#1e1e1e"/>
    </style:style>
    <style:style style:name="P41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officeooo:paragraph-rsid="002b6d68" fo:background-color="#1e1e1e"/>
    </style:style>
    <style:style style:name="P42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transparent"/>
    </style:style>
    <style:style style:name="P43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fo:background-color="#1e1e1e"/>
    </style:style>
    <style:style style:name="P44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officeooo:paragraph-rsid="0027280f" fo:background-color="#1e1e1e"/>
    </style:style>
    <style:style style:name="P45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officeooo:paragraph-rsid="00297ea8" fo:background-color="#1e1e1e"/>
    </style:style>
    <style:style style:name="P46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officeooo:paragraph-rsid="002b6d68" fo:background-color="#1e1e1e"/>
    </style:style>
    <style:style style:name="P47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fo:background-color="transparent"/>
    </style:style>
    <style:style style:name="P48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style:font-name="Consolas" fo:font-size="10.5pt" fo:font-weight="normal" fo:background-color="#1e1e1e"/>
    </style:style>
    <style:style style:name="P49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#1e1e1e"/>
    </style:style>
    <style:style style:name="P50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officeooo:paragraph-rsid="0027280f" fo:background-color="#1e1e1e"/>
    </style:style>
    <style:style style:name="P51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officeooo:paragraph-rsid="00297ea8" fo:background-color="#1e1e1e"/>
    </style:style>
    <style:style style:name="P52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officeooo:paragraph-rsid="002b6d68" fo:background-color="#1e1e1e"/>
    </style:style>
    <style:style style:name="P53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transparent"/>
    </style:style>
    <style:style style:name="P54" style:family="paragraph" style:parent-style-name="Standard">
      <style:paragraph-properties style:line-height-at-least="0.198in"/>
    </style:style>
    <style:style style:name="P55" style:family="paragraph" style:parent-style-name="Standard">
      <style:paragraph-properties style:line-height-at-least="0.198in"/>
      <style:text-properties officeooo:paragraph-rsid="0027280f"/>
    </style:style>
    <style:style style:name="P56" style:family="paragraph" style:parent-style-name="Standard">
      <style:paragraph-properties style:line-height-at-least="0.198in"/>
      <style:text-properties officeooo:paragraph-rsid="00297ea8"/>
    </style:style>
    <style:style style:name="P57" style:family="paragraph" style:parent-style-name="Standard">
      <style:paragraph-properties style:line-height-at-least="0.198in"/>
      <style:text-properties officeooo:paragraph-rsid="002b6d68"/>
    </style:style>
    <style:style style:name="P58" style:family="paragraph" style:parent-style-name="Standard">
      <style:paragraph-properties style:line-height-at-least="0.198in"/>
      <style:text-properties fo:background-color="transparent"/>
    </style:style>
    <style:style style:name="P5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officeooo:rsid="001ecb23" style:font-size-asian="14pt" style:font-size-complex="14pt"/>
    </style:style>
    <style:style style:name="T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language="ru" fo:country="RU" fo:font-weight="normal" officeooo:rsid="00209f81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officeooo:rsid="00228b29" style:font-size-asian="14pt" style:font-weight-asian="normal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en" fo:country="US" fo:font-weight="normal" officeooo:rsid="00209f81" style:font-size-asian="14pt" style:font-weight-asian="normal" style:font-size-complex="14pt" style:font-weight-complex="normal"/>
    </style:style>
    <style:style style:name="T9" style:family="text">
      <style:text-properties fo:font-size="14pt" fo:language="en" fo:country="US" fo:font-weight="normal" officeooo:rsid="00228b29" style:font-size-asian="14pt" style:font-weight-asian="normal" style:font-size-complex="14pt" style:font-weight-complex="normal"/>
    </style:style>
    <style:style style:name="T10" style:family="text">
      <style:text-properties fo:font-size="14pt" fo:language="en" fo:country="US" fo:font-weight="normal" officeooo:rsid="002421a4" style:font-size-asian="14pt" style:font-weight-asian="normal" style:font-size-complex="14pt" style:font-weight-complex="normal"/>
    </style:style>
    <style:style style:name="T11" style:family="text">
      <style:text-properties text:display="true"/>
    </style:style>
    <style:style style:name="T12" style:family="text">
      <style:text-properties fo:font-weight="normal" style:font-weight-asian="normal" style:font-size-complex="1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size-complex="12pt"/>
    </style:style>
    <style:style style:name="T15" style:family="text">
      <style:text-properties fo:language="ru" fo:country="RU" officeooo:rsid="0027280f"/>
    </style:style>
    <style:style style:name="T16" style:family="text">
      <style:text-properties fo:language="ru" fo:country="RU" officeooo:rsid="00340443"/>
    </style:style>
    <style:style style:name="T17" style:family="text">
      <style:text-properties fo:color="#b4b4b4" loext:opacity="100%"/>
    </style:style>
    <style:style style:name="T18" style:family="text">
      <style:text-properties fo:color="#b4b4b4" loext:opacity="100%" style:font-name="Consolas"/>
    </style:style>
    <style:style style:name="T19" style:family="text">
      <style:text-properties fo:color="#b4b4b4" loext:opacity="100%" style:font-name="Consolas" fo:font-size="10.5pt" fo:font-weight="normal"/>
    </style:style>
    <style:style style:name="T20" style:family="text">
      <style:text-properties fo:color="#b4b4b4" loext:opacity="100%" style:font-name="Consolas" fo:background-color="#1e1e1e" loext:char-shading-value="0"/>
    </style:style>
    <style:style style:name="T21" style:family="text">
      <style:text-properties fo:color="#b4b4b4" loext:opacity="100%" fo:font-size="10.5pt" fo:font-weight="normal"/>
    </style:style>
    <style:style style:name="T22" style:family="text">
      <style:text-properties fo:color="#b4b4b4" loext:opacity="100%" fo:background-color="#1e1e1e" loext:char-shading-value="0"/>
    </style:style>
    <style:style style:name="T23" style:family="text">
      <style:text-properties fo:color="#9a9a9a" loext:opacity="100%"/>
    </style:style>
    <style:style style:name="T24" style:family="text">
      <style:text-properties fo:color="#9a9a9a" loext:opacity="100%" style:font-name="Consolas"/>
    </style:style>
    <style:style style:name="T25" style:family="text">
      <style:text-properties fo:color="#9a9a9a" loext:opacity="100%" style:font-name="Consolas" fo:font-size="10.5pt" fo:font-weight="normal"/>
    </style:style>
    <style:style style:name="T26" style:family="text">
      <style:text-properties fo:color="#9a9a9a" loext:opacity="100%" style:font-name="Consolas" fo:background-color="#1e1e1e" loext:char-shading-value="0"/>
    </style:style>
    <style:style style:name="T27" style:family="text">
      <style:text-properties fo:color="#9a9a9a" loext:opacity="100%" fo:font-size="10.5pt" fo:font-weight="normal"/>
    </style:style>
    <style:style style:name="T28" style:family="text">
      <style:text-properties fo:color="#9a9a9a" loext:opacity="100%" fo:background-color="#1e1e1e" loext:char-shading-value="0"/>
    </style:style>
    <style:style style:name="T29" style:family="text">
      <style:text-properties fo:color="#9a9a9a" loext:opacity="100%" officeooo:rsid="0028e00d" fo:background-color="#1e1e1e" loext:char-shading-value="0"/>
    </style:style>
    <style:style style:name="T30" style:family="text">
      <style:text-properties fo:color="#9a9a9a" loext:opacity="100%" officeooo:rsid="00297ea8" fo:background-color="#1e1e1e" loext:char-shading-value="0"/>
    </style:style>
    <style:style style:name="T31" style:family="text">
      <style:text-properties fo:color="#9a9a9a" loext:opacity="100%" officeooo:rsid="002b6d68" fo:background-color="#1e1e1e" loext:char-shading-value="0"/>
    </style:style>
    <style:style style:name="T32" style:family="text">
      <style:text-properties fo:color="#c8c8c8" loext:opacity="100%"/>
    </style:style>
    <style:style style:name="T33" style:family="text">
      <style:text-properties fo:color="#c8c8c8" loext:opacity="100%" style:font-name="Consolas"/>
    </style:style>
    <style:style style:name="T34" style:family="text">
      <style:text-properties fo:color="#c8c8c8" loext:opacity="100%" style:font-name="Consolas" fo:font-size="10.5pt" fo:font-weight="normal"/>
    </style:style>
    <style:style style:name="T35" style:family="text">
      <style:text-properties fo:color="#c8c8c8" loext:opacity="100%" style:font-name="Consolas" fo:background-color="#1e1e1e" loext:char-shading-value="0"/>
    </style:style>
    <style:style style:name="T36" style:family="text">
      <style:text-properties fo:color="#c8c8c8" loext:opacity="100%" fo:font-size="10.5pt" fo:font-weight="normal"/>
    </style:style>
    <style:style style:name="T37" style:family="text">
      <style:text-properties fo:color="#c8c8c8" loext:opacity="100%" fo:background-color="#1e1e1e" loext:char-shading-value="0"/>
    </style:style>
    <style:style style:name="T38" style:family="text">
      <style:text-properties fo:color="#beb7ff" loext:opacity="100%"/>
    </style:style>
    <style:style style:name="T39" style:family="text">
      <style:text-properties fo:color="#beb7ff" loext:opacity="100%" style:font-name="Consolas" fo:background-color="#1e1e1e" loext:char-shading-value="0"/>
    </style:style>
    <style:style style:name="T40" style:family="text">
      <style:text-properties fo:color="#beb7ff" loext:opacity="100%" fo:background-color="#1e1e1e" loext:char-shading-value="0"/>
    </style:style>
    <style:style style:name="T41" style:family="text">
      <style:text-properties fo:color="#e8c9bb" loext:opacity="100%"/>
    </style:style>
    <style:style style:name="T42" style:family="text">
      <style:text-properties fo:color="#e8c9bb" loext:opacity="100%" style:font-name="Consolas"/>
    </style:style>
    <style:style style:name="T43" style:family="text">
      <style:text-properties fo:color="#e8c9bb" loext:opacity="100%" style:font-name="Consolas" fo:font-size="10.5pt" fo:font-weight="normal"/>
    </style:style>
    <style:style style:name="T44" style:family="text">
      <style:text-properties fo:color="#ce9178" loext:opacity="100%"/>
    </style:style>
    <style:style style:name="T45" style:family="text">
      <style:text-properties fo:color="#ce9178" loext:opacity="100%" style:font-name="Consolas"/>
    </style:style>
    <style:style style:name="T46" style:family="text">
      <style:text-properties fo:color="#ce9178" loext:opacity="100%" style:font-name="Consolas" fo:font-size="10.5pt" fo:font-weight="normal"/>
    </style:style>
    <style:style style:name="T47" style:family="text">
      <style:text-properties fo:color="#569cd6" loext:opacity="100%"/>
    </style:style>
    <style:style style:name="T48" style:family="text">
      <style:text-properties fo:color="#569cd6" loext:opacity="100%" style:font-name="Consolas" fo:font-size="10.5pt" fo:font-weight="normal"/>
    </style:style>
    <style:style style:name="T49" style:family="text">
      <style:text-properties fo:color="#569cd6" loext:opacity="100%" fo:font-size="10.5pt" fo:font-weight="normal"/>
    </style:style>
    <style:style style:name="T50" style:family="text">
      <style:text-properties fo:color="#dadada" loext:opacity="100%" style:font-name="Consolas" fo:font-size="10.5pt" fo:font-weight="normal" fo:background-color="transparent" loext:char-shading-value="0"/>
    </style:style>
    <style:style style:name="T51" style:family="text">
      <style:text-properties fo:color="#4ec9b0" loext:opacity="100%"/>
    </style:style>
    <style:style style:name="T52" style:family="text">
      <style:text-properties fo:color="#4ec9b0" loext:opacity="100%" style:font-name="Consolas" fo:font-size="10.5pt" fo:font-weight="normal"/>
    </style:style>
    <style:style style:name="T53" style:family="text">
      <style:text-properties fo:color="#4ec9b0" loext:opacity="100%" fo:font-size="10.5pt" fo:font-weight="normal"/>
    </style:style>
    <style:style style:name="T54" style:family="text">
      <style:text-properties style:font-name="Consolas" fo:font-size="10.5pt" fo:font-weight="normal"/>
    </style:style>
    <style:style style:name="T55" style:family="text">
      <style:text-properties fo:font-size="10.5pt" fo:font-weight="normal"/>
    </style:style>
    <style:style style:name="T56" style:family="text">
      <style:text-properties fo:color="#dcdcaa" loext:opacity="100%"/>
    </style:style>
    <style:style style:name="T57" style:family="text">
      <style:text-properties fo:color="#dcdcaa" loext:opacity="100%" style:font-name="Consolas" fo:font-size="10.5pt" fo:font-weight="normal"/>
    </style:style>
    <style:style style:name="T58" style:family="text">
      <style:text-properties fo:color="#dcdcaa" loext:opacity="100%" fo:font-size="10.5pt" fo:font-weight="normal"/>
    </style:style>
    <style:style style:name="T59" style:family="text">
      <style:text-properties fo:color="#57a64a" loext:opacity="100%" style:font-name="Consolas" fo:font-size="10.5pt" fo:font-weight="normal"/>
    </style:style>
    <style:style style:name="T60" style:family="text">
      <style:text-properties fo:color="#57a64a" loext:opacity="100%" fo:font-size="10.5pt" fo:font-weight="normal"/>
    </style:style>
    <style:style style:name="T61" style:family="text">
      <style:text-properties fo:color="#b5cea8" loext:opacity="100%"/>
    </style:style>
    <style:style style:name="T62" style:family="text">
      <style:text-properties fo:color="#b5cea8" loext:opacity="100%" style:font-name="Consolas" fo:font-size="10.5pt" fo:font-weight="normal"/>
    </style:style>
    <style:style style:name="T63" style:family="text">
      <style:text-properties fo:color="#9cdcfe" loext:opacity="100%"/>
    </style:style>
    <style:style style:name="T64" style:family="text">
      <style:text-properties fo:color="#9cdcfe" loext:opacity="100%" style:font-name="Consolas" fo:font-size="10.5pt" fo:font-weight="normal"/>
    </style:style>
    <style:style style:name="T65" style:family="text">
      <style:text-properties fo:color="#d8a0df" loext:opacity="100%" style:font-name="Consolas" fo:font-size="10.5pt" fo:font-weight="normal"/>
    </style:style>
    <style:style style:name="T66" style:family="text">
      <style:text-properties fo:color="#ffd68f" loext:opacity="100%" style:font-name="Consolas" fo:font-size="10.5pt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ffffff" draw:textarea-vertical-align="top" draw:auto-grow-height="false" fo:min-height="0.1902in" fo:min-width="0.13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1"><text:span text:style-name="T1">МИНИСТЕРСТВО НАУКИ И ВЫСШЕГО ОБРАЗОВАНИЯ РОССИЙСКОЙ ФЕДЕРАЦИИ</text:span></text:p>
      <text:p text:style-name="P18" loext:marker-style-name="T1"><text:span text:style-name="T1">ФЕДЕРАЛЬНОЕ ГОСУДАРСТВЕННОЕ БЮДЖЕТНОЕ ОБРАЗОВАТЕЛЬНОЕ УЧРЕЖДЕНИЕ ВЫСШЕГО ОБРАЗОВАНИЯ </text:span></text:p>
      <text:p text:style-name="P18" loext:marker-style-name="T1"><text:span text:style-name="T1">НОВОСИБИРСКИЙ ГОСУДАРСТВЕННЫЙ ТЕХНИЧЕСКИЙ УНИВЕРСИТЕТ</text:span></text:p>
      <text:p text:style-name="P18" loext:marker-style-name="T1"><text:span text:style-name="T1">Кафедра вычислительной техники</text:span></text:p>
      <text:p text:style-name="P3"/>
      <text:p text:style-name="P3"/>
      <text:p text:style-name="P3"/>
      <text:p text:style-name="P4"/>
      <text:p text:style-name="P18" loext:marker-style-name="T1"><text:span text:style-name="T1">Лабораторная работа №1</text:span></text:p>
      <text:p text:style-name="P18" loext:marker-style-name="T1"><text:span text:style-name="T1">по дисциплине «Программирование»</text:span></text:p>
      <text:p text:style-name="P18" loext:marker-style-name="T1"><text:span text:style-name="T1">на тему: «Разработка классов, создание конструкторов и деструкторов. Использование статических членов класса»</text:span></text:p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20" loext:marker-style-name="T1"/>
      <text:p text:style-name="P19" loext:marker-style-name="T1"/>
      <text:p text:style-name="P21" loext:marker-style-name="T1"><text:span text:style-name="T1">Группа: АВТ-441</text:span></text:p>
      <text:p text:style-name="P21" loext:marker-style-name="T1"><text:span text:style-name="T1">Студент: </text:span><text:span text:style-name="T2">Зорин Арсений Денисович</text:span></text:p>
      <text:p text:style-name="P21" loext:marker-style-name="T1"><text:span text:style-name="T1">Преподаватель: Орлов Илья Викторович</text:span></text:p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18" loext:marker-style-name="T1"><draw:custom-shape text:anchor-type="char" draw:z-index="0" draw:name="Фигура1" draw:style-name="gr1" draw:text-style-name="P59" svg:width="0.4669in" svg:height="0.4087in" svg:x="3.1354in" svg:y="0.349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>Новосибирск 2025</text:span></text:p>
      <text:p text:style-name="P2">СОДЕРЖАНИЕ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ВКР_5f_5f_5f_Заголовок_5f_5f_5f_без_5f_5f_5f_номера"/>
            <text:index-source-style text:style-name="ВКР_5f_5f_5f_Заголовок_5f_5f_5f_1_5f_5f_5f_уровень"/>
          </text:index-source-styles>
          <text:index-source-styles text:outline-level="2">
            <text:index-source-style text:style-name="ВКР_5f_5f_5f_Заголовок_5f_5f_5f_2_5f_5f_5f_уровень"/>
          </text:index-source-styles>
          <text:index-source-styles text:outline-level="3">
            <text:index-source-style text:style-name="ВКР_5f_5f_5f_Заголовок_5f_5f_5f_3_5f_5f_5f_уровень"/>
          </text:index-source-styles>
          <text:index-source-styles text:outline-level="4">
            <text:index-source-style text:style-name="ВКР_5f_5f_5f_Заголовок_5f_5f_5f_4_5f_5f_5f_уровень"/>
          </text:index-source-styles>
        </text:table-of-content-source>
        <text:index-body>
          <text:p text:style-name="P1"><text:a xlink:type="simple" xlink:href="#_Toc208001212" text:style-name="Index_20_Link" text:visited-style-name="Index_20_Link"><text:span text:style-name="Ссылка_20_указателя"><text:span text:style-name="T11">ВВЕДЕНИЕ</text:span></text:span><text:span text:style-name="T11"><text:tab/>3</text:span></text:a></text:p>
          <text:p text:style-name="P1"><text:a xlink:type="simple" xlink:href="#_Toc208001213" text:style-name="Index_20_Link" text:visited-style-name="Index_20_Link"><text:span text:style-name="T11">1 Описание разрабатываемого класса<text:tab/>4</text:span></text:a></text:p>
          <text:p text:style-name="P1"><text:a xlink:type="simple" xlink:href="#_Toc208001214" text:style-name="Index_20_Link" text:visited-style-name="Index_20_Link"><text:span text:style-name="T11">2 Программная реализация<text:tab/>5</text:span></text:a></text:p>
          <text:p text:style-name="P1"><text:a xlink:type="simple" xlink:href="#_Toc208001215" text:style-name="Index_20_Link" text:visited-style-name="Index_20_Link"><text:span text:style-name="T11">3 Тестирование<text:tab/>6</text:span></text:a></text:p>
          <text:p text:style-name="P1"><text:a xlink:type="simple" xlink:href="#_Toc208001216" text:style-name="Index_20_Link" text:visited-style-name="Index_20_Link"><text:span text:style-name="T11">ЗАКЛЮЧЕНИЕ<text:tab/>7</text:span></text:a></text:p>
          <text:p text:style-name="P1"><text:a xlink:type="simple" xlink:href="#_Toc208001217" text:style-name="Index_20_Link" text:visited-style-name="Index_20_Link"><text:span text:style-name="T11">ПРИЛОЖЕНИЕ<text:tab/>8</text:span></text:a></text:p>
        </text:index-body>
      </text:table-of-content>
      <text:p text:style-name="P10" loext:marker-style-name="T1"><text:span text:style-name="T1"/></text:p>
      <text:p text:style-name="P11" loext:marker-style-name="T1">ВВЕДЕНИЕ</text:p>
      <text:p text:style-name="P12" loext:marker-style-name="T1">Цель работы: <text:span text:style-name="T12">Изучить структуру класса, механизм создания и использования, описание членов-данных класса и методов доступа к ним, возможность инициализации объектов класса с помощью конструкторов и уничтожение их с помощью деструкторов.</text:span></text:p>
      <text:p text:style-name="P16" loext:marker-style-name="T13"><text:span text:style-name="T13">Задание: </text:span><text:span text:style-name="T12">Реализовать класс в соответствии с вариантом. Класс должен обеспечивать набор методов для работы с данными. Создать пеpегpуженные констpуктоpы: констpуктоp копирования, констpуктоp по умолчанию, конструктор с параметрами. <text:s/>Реализовать в классах поля с динамическим выделением памяти для хранения некоторых данных. Создать деструктор для освобождения памяти. Изучить порядок вызова конструкторов и деструктора. Обязательно добавить в класс статические члены.</text:span></text:p>
      <text:p text:style-name="P17">Составить демонстpационную пpогpамму, реализующую вызов всех методов класса. Для демонстpационной пpогpаммы использовать отдельный модуль. Пpогpамму постpоить с использованием пpоекта. Посмотpеть pаботу пpогpаммы в отладчике, обpатить внимание на пpедставление данных. Постpоить пpогpамму без отладочной инфоpмации. Обpатить внимание на pазмеp пpогpаммы.</text:p>
      <text:p text:style-name="P5"><text:span text:style-name="T14">Вариант: </text:span><text:span text:style-name="T6">Постpоить класс для pаботы с многочленами. Класс должен включать соответствующие поля: порядок многочлена, набор коэффициентов. Класс должен обеспечивать пpостейшие функции для pаботы с данными класса: вычисление значения многочлена для данного параметра, вывод многочлена в удобной форме на экран и т.д.</text:span></text:p>
      <text:p text:style-name="P13">1 ОПИСАНИЕ РАЗРАБАТЫВАЕМОГО КЛАССА</text:p>
      <text:p text:style-name="P14"><text:tab/>Класс предназначен для хранения и работы с многочленами (коэффициенты, степень).</text:p>
      <text:p text:style-name="P14"><text:tab/>Описание полей:</text:p>
      <text:p text:style-name="P8"><text:span text:style-name="T6"><text:tab/></text:span><text:span text:style-name="T9">Private:</text:span></text:p>
      <text:p text:style-name="P8"><text:span text:style-name="T7"><text:tab/>order – </text:span><text:span text:style-name="T3">степень</text:span></text:p>
      <text:p text:style-name="P6"><text:span text:style-name="T3"><text:tab/></text:span><text:span text:style-name="T7">coefficients – </text:span><text:span text:style-name="T3">список с коэффициентами</text:span></text:p>
      <text:p text:style-name="P6"><text:span text:style-name="T3"><text:tab/></text:span><text:span text:style-name="T7">objectCount – </text:span><text:span text:style-name="T3">количество созданных объектов</text:span></text:p>
      <text:p text:style-name="P15"><text:tab/>Описание методов:</text:p>
      <text:p text:style-name="P6"><text:span text:style-name="T3"><text:tab/></text:span><text:span text:style-name="T9">Public:</text:span></text:p>
      <text:p text:style-name="P7"><text:span text:style-name="T3"><text:tab/></text:span><text:span text:style-name="T8">Polynomial() </text:span><text:span text:style-name="T7">–</text:span><text:span text:style-name="T4"> конструктор по умолчанию</text:span></text:p>
      <text:p text:style-name="P6"><text:span text:style-name="T4"><text:tab/></text:span><text:span text:style-name="T8">Polynomial(int ord, const std::vector&lt;double&gt;&amp; coefficients) – </text:span><text:span text:style-name="T4">конструктор с параметрами компонентов многочлена</text:span></text:p>
      <text:p text:style-name="P8"><text:span text:style-name="T4"><text:tab/></text:span><text:span text:style-name="T9">Polynomial(const Polynomial&amp; other) </text:span><text:span text:style-name="T7">– </text:span><text:span text:style-name="T5">конструктор копирования</text:span></text:p>
      <text:p text:style-name="P8"><text:span text:style-name="T5"><text:tab/></text:span><text:span text:style-name="T9">~Polynomial() </text:span><text:span text:style-name="T7">– </text:span><text:span text:style-name="T5">дестрктор (освобождает память</text:span></text:p>
      <text:p text:style-name="P8"><text:span text:style-name="T5"><text:tab/></text:span><text:span text:style-name="T9">evaluate(double x) </text:span><text:span text:style-name="T7">– </text:span><text:span text:style-name="T5">вычисляет значение многочлена от текущего числа</text:span></text:p>
      <text:p text:style-name="P8"><text:span text:style-name="T5"><text:tab/></text:span><text:span text:style-name="T9">toString() </text:span><text:span text:style-name="T7">– </text:span><text:span text:style-name="T5">создает строку с многочленом из объекта</text:span></text:p>
      <text:p text:style-name="P8"><text:span text:style-name="T5"><text:tab/></text:span><text:span text:style-name="T9">increaseDegree() </text:span><text:span text:style-name="T7">– </text:span><text:span text:style-name="T5">повышает степень многочленам</text:span></text:p>
      <text:p text:style-name="P8"><text:span text:style-name="T9"><text:tab/>decreaseDegree() </text:span><text:span text:style-name="T7">– </text:span><text:span text:style-name="T5">понижает степень многочленами</text:span></text:p>
      <text:p text:style-name="P8"><text:span text:style-name="T5"><text:tab/></text:span><text:span text:style-name="T10">Polynomial::</text:span><text:span text:style-name="T9">getObjectCount() </text:span><text:span text:style-name="T7">– </text:span><text:span text:style-name="T5">возвращает количество созданных объектов классами</text:span></text:p>
      <text:p text:style-name="P9"><text:span text:style-name="T5"><text:tab/></text:span><text:span text:style-name="T10">Polynomial::</text:span><text:span text:style-name="T9">getOrder() </text:span><text:span text:style-name="T7">–</text:span><text:span text:style-name="T9"> </text:span><text:span text:style-name="T5">возвращает степень текущего многочленами</text:span></text:p>
      <text:p text:style-name="P9"><text:span text:style-name="T5"><text:tab/></text:span><text:span text:style-name="T10">Polynomial::</text:span><text:span text:style-name="T9">getCoefficients() </text:span><text:span text:style-name="T7">– </text:span><text:span text:style-name="T5">возвращает указатель на список коэффициентов многочлена</text:span></text:p>
      <text:p text:style-name="P9"><text:span text:style-name="T5"><text:tab/></text:span><text:span text:style-name="T10">Polynomial::</text:span><text:span text:style-name="T9">setCoefficients() – </text:span><text:span text:style-name="T5">устанавливает указатель на список коэффициентов многочлена в объекте</text:span></text:p>
      <text:p text:style-name="P23">2 <text:span text:style-name="T15">ПРОГРАММНАЯ РЕАЛИЗАЦИЯ</text:span></text:p>
      <text:p text:style-name="P22"/>
      <text:p text:style-name="P22">Конструкторы и деструктор:</text:p>
      <text:p text:style-name="P22"/>
      <text:p text:style-name="P22">Конструктор по умолчанию создает многочлен нулевой степени с коэффициентом 0.0. При этом увеличивается статический счетчик объектов.</text:p>
      <text:p text:style-name="P22"/>
      <text:p text:style-name="P22">Конструктор с параметрами принимает порядок многочлена и вектор коэффициентов. Он инициализирует соответствующие поля и также увеличивает счетчик объектов.</text:p>
      <text:p text:style-name="P22"/>
      <text:p text:style-name="P22">Конструктор копирования создает глубокую копию существующего объекта, копируя все поля, и увеличивает счетчик объектов.</text:p>
      <text:p text:style-name="P22"/>
      <text:p text:style-name="P22">Деструктор уменьшает счетчик объектов, что позволяет отслеживать количество активных экземпляров класса.</text:p>
      <text:p text:style-name="P22"/>
      <text:p text:style-name="P22">Вычисление значения многочлена:</text:p>
      <text:p text:style-name="P22"/>
      <text:p text:style-name="P22">Метод evaluate(double x) реализует вычисление значения многочлена в заданной точке x. Алгоритм использует эффективное вычисление по схеме накопления результата.</text:p>
      <text:p text:style-name="P22"/>
      <text:p text:style-name="P22">Такой подход позволяет избежать многократного вычисления степеней x и делает алгоритм оптимальным по времени выполнения.</text:p>
      <text:p text:style-name="P22"/>
      <text:p text:style-name="P22">Строковое представление:</text:p>
      <text:p text:style-name="P22"/>
      <text:p text:style-name="P22">Метод toString() формирует читаемое строковое представление многочлена. Алгоритм обрабатывает несколько особых случаев:</text:p>
      <text:p text:style-name="P22"/>
      <text:p text:style-name="P22">- Коэффициент 1 не выводится перед переменной (кроме случая, когда это свободный член)</text:p>
      <text:p text:style-name="P22">- Отрицательные коэффициенты правильно форматируются со знаком "минус"</text:p>
      <text:p text:style-name="P22">- Нулевые коэффициенты полностью пропускаются в выводе</text:p>
      <text:p text:style-name="P22">- Правильно обрабатываются степени 0 и 1</text:p>
      <text:p text:style-name="P22"/>
      <text:p text:style-name="P22">Операции изменения степени:</text:p>
      <text:p text:style-name="P22"/>
      <text:p text:style-name="P22">Метод `increaseDegree()` увеличивает степень многочлена на 1, добавляя нулевой коэффициент в начало вектора.</text:p>
      <text:p text:style-name="P22"/>
      <text:p text:style-name="P22">Метод `decreaseDegree()` уменьшает степень многочлена на 1, удаляя первый коэффициент из вектора, если текущая степень больше 0.</text:p>
      <text:p text:style-name="P22"/>
      <text:p text:style-name="P22"><text:soft-page-break/>Статический член:</text:p>
      <text:p text:style-name="P22"/>
      <text:p text:style-name="P22">Статическая переменная objectCount инициализируется нулем и отслеживает количество созданных объектов класса. Это позволяет мониторить использование памяти и обнаруживать потенциальные утечки.</text:p>
      <text:p text:style-name="P23">3 <text:span text:style-name="T15">ТЕСТИРОВАНИЕ</text:span></text:p>
      <text:p text:style-name="P22"/>
      <text:p text:style-name="P22">В ходе тестирования была проведена комплексная проверка функциональности класса Polynomial, включающая следующие этапы:</text:p>
      <text:p text:style-name="P22"/>
      <text:p text:style-name="P22">1. <text:span text:style-name="T13">Тестирование создания многочлена через пользовательский ввод</text:span> - был создан объект с конкретными параметрами (порядок 2, коэффициенты 1, -2, 1). Результат показал корректную инициализацию всех полей объекта и правильное преобразование в строковое представление "x^2 - 2*x + 1".</text:p>
      <text:p text:style-name="P22"/>
      <text:p text:style-name="P22">2. <text:span text:style-name="T13">Тестирование вычисления значения</text:span> - проверена работа метода `evaluate()` для значения x=3. Результат вычисления (4.0) подтвердил корректность математических операций.</text:p>
      <text:p text:style-name="P22"/>
      <text:p text:style-name="P22">3.<text:span text:style-name="T13"> Тестирование операций изменения степени </text:span>- выполнены операции увеличения и уменьшения степени многочлена. Проверка показала, что после увеличения степени представление изменилось на "x^3 - 2*x^2 + x", а после уменьшения - вернулось к исходному виду.</text:p>
      <text:p text:style-name="P22"/>
      <text:p text:style-name="P22">4. <text:span text:style-name="T13">Тестирование создания второго многочлена</text:span> - создан дополнительный объект для проверки работы с несколькими экземплярами класса. Результат подтвердил независимость работы разных объектов.</text:p>
      <text:p text:style-name="P22"/>
      <text:p text:style-name="P22">5. <text:span text:style-name="T13">Тестирование статического счетчика объектов </text:span>- проверено, что счетчик корректно отображает количество созданных объектов (2 объекта), что подтверждает правильность работы конструкторов и деструктора.</text:p>
      <text:p text:style-name="P22"/>
      <text:p text:style-name="P22">6. <text:span text:style-name="T13">Тестирование конструктора по умолчанию</text:span> - проверена работа конструктора без параметров, который создает многочлен нулевой степени с коэффициентом 0.0.</text:p>
      <text:p text:style-name="P22"/>
      <text:p text:style-name="P22">7. <text:span text:style-name="T13">Тестирование конструктора копирования</text:span> - создана копия существующего объекта, что продемонстрировало правильность работы механизма копирования всех внутренних данных.</text:p>
      <text:p text:style-name="P22"/>
      <text:p text:style-name="P22">Все тесты прошли успешно, продемонстрировав корректную работу конструкторов, методов вычисления, преобразования в строку и управления степенью многочлена. Класс `Polynomial` корректно обрабатывает все основные операции с многочленами, включая особые случаи с нулевыми и отрицательными коэффициентами.</text:p>
      <text:p text:style-name="P23">ЗАКЛЮЧЕНИЕ</text:p>
      <text:p text:style-name="P22"/>
      <text:p text:style-name="P22">В ходе выполнения лабораторной работы на тему «Разработка классов, создание конструкторов и деструкторов. Использование статических членов класса» было выполнено создание класса `Polynomial` для работы с многочленами, позволяющего хранить соответствующую информацию и оперировать ею. </text:p>
      <text:p text:style-name="P22"/>
      <text:p text:style-name="P22">Были успешно реализованы:</text:p>
      <text:p text:style-name="P22">- Три типа конструкторов (по умолчанию, с параметрами, копирования)</text:p>
      <text:p text:style-name="P22">- Деструктор с коррекцией статического счетчика объектов</text:p>
      <text:p text:style-name="P22">- Основные методы для работы с многочленами: вычисление значения, строковое представление, изменение степени</text:p>
      <text:p text:style-name="P22">- Статический член для отслеживания количества созданных объектов</text:p>
      <text:p text:style-name="P22"/>
      <text:p text:style-name="P22">Было успешно изучено использование приватных и публичных полей, в частности статических методов в полном объёме. Класс демонстрирует корректную работу всех заявленных функций и может быть использован как основа для более сложных математических библиотек.</text:p>
      <text:p text:style-name="P24">ПРИЛОЖЕНИЕ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4"><text:span text:style-name="Source_20_Text"><text:span text:style-name="T28">//</text:span></text:span></text:p>
            <text:p text:style-name="P34"><text:span text:style-name="Source_20_Text"><text:span text:style-name="T28">// </text:span></text:span><text:span text:style-name="Source_20_Text"><text:span text:style-name="T29">polynomial.h</text:span></text:span></text:p>
            <text:p text:style-name="P34"><text:span text:style-name="Source_20_Text"><text:span text:style-name="T29">//</text:span></text:span></text:p>
            <text:p text:style-name="P34"><text:span text:style-name="Source_20_Text"><text:span text:style-name="T28"/></text:span></text:p>
            <text:p text:style-name="P34"><text:span text:style-name="Source_20_Text"><text:span text:style-name="T22">#</text:span></text:span><text:span text:style-name="Source_20_Text"><text:span text:style-name="T28">ifndef</text:span></text:span><text:span text:style-name="Source_20_Text"><text:span text:style-name="T37"> </text:span></text:span><text:span text:style-name="Source_20_Text"><text:span text:style-name="T40">POLYNOMIAL_H</text:span></text:span></text:p>
            <text:p text:style-name="P28"><text:span text:style-name="Source_20_Text"><text:span text:style-name="T17">#</text:span></text:span><text:span text:style-name="Source_20_Text"><text:span text:style-name="T23">define</text:span></text:span><text:span text:style-name="Source_20_Text"><text:span text:style-name="T32"> </text:span></text:span><text:span text:style-name="Source_20_Text"><text:span text:style-name="T38">POLYNOMIAL_H</text:span></text:span></text:p>
            <text:p text:style-name="P55"><text:span text:style-name="Source_20_Text"/></text:p>
            <text:p text:style-name="P28"><text:span text:style-name="Source_20_Text"><text:span text:style-name="T17">#</text:span></text:span><text:span text:style-name="Source_20_Text"><text:span text:style-name="T23">include</text:span></text:span><text:span text:style-name="Source_20_Text"><text:span text:style-name="T32"> </text:span></text:span><text:span text:style-name="Source_20_Text"><text:span text:style-name="T41">&lt;</text:span></text:span><text:span text:style-name="Source_20_Text"><text:span text:style-name="T44">iostream</text:span></text:span><text:span text:style-name="Source_20_Text"><text:span text:style-name="T41">&gt;</text:span></text:span></text:p>
            <text:p text:style-name="P28"><text:span text:style-name="Source_20_Text"><text:span text:style-name="T17">#</text:span></text:span><text:span text:style-name="Source_20_Text"><text:span text:style-name="T23">include</text:span></text:span><text:span text:style-name="Source_20_Text"><text:span text:style-name="T32"> </text:span></text:span><text:span text:style-name="Source_20_Text"><text:span text:style-name="T41">&lt;</text:span></text:span><text:span text:style-name="Source_20_Text"><text:span text:style-name="T44">vector</text:span></text:span><text:span text:style-name="Source_20_Text"><text:span text:style-name="T41">&gt;</text:span></text:span></text:p>
            <text:p text:style-name="P28"><text:span text:style-name="Source_20_Text"><text:span text:style-name="T17">#</text:span></text:span><text:span text:style-name="Source_20_Text"><text:span text:style-name="T23">include</text:span></text:span><text:span text:style-name="Source_20_Text"><text:span text:style-name="T32"> </text:span></text:span><text:span text:style-name="Source_20_Text"><text:span text:style-name="T41">&lt;</text:span></text:span><text:span text:style-name="Source_20_Text"><text:span text:style-name="T44">string</text:span></text:span><text:span text:style-name="Source_20_Text"><text:span text:style-name="T41">&gt;</text:span></text:span></text:p>
            <text:p text:style-name="P55"><text:span text:style-name="Source_20_Text"/></text:p>
            <text:p text:style-name="P28"><text:span text:style-name="Source_20_Text"><text:span text:style-name="T47">class</text:span></text:span><text:span text:style-name="Source_20_Text"> </text:span><text:span text:style-name="Source_20_Text"><text:span text:style-name="T51">Polynomial</text:span></text:span><text:span text:style-name="Source_20_Text"> </text:span><text:span text:style-name="Source_20_Text"><text:span text:style-name="T17">{</text:span></text:span></text:p>
            <text:p text:style-name="P28"><text:span text:style-name="Source_20_Text"><text:span text:style-name="T47">protected</text:span></text:span><text:span text:style-name="Source_20_Text"><text:span text:style-name="T17">:</text:span></text:span></text:p>
            <text:p text:style-name="P39"><text:span text:style-name="Source_20_Text">    </text:span><text:span text:style-name="Source_20_Text"><text:span text:style-name="T49">int</text:span></text:span><text:span text:style-name="Source_20_Text"><text:span text:style-name="T55"> order</text:span></text:span><text:span text:style-name="Source_20_Text"><text:span text:style-name="T21">;;</text:span></text:span></text:p>
            <text:p text:style-name="P39"><text:span text:style-name="Source_20_Text">    </text:span><text:span text:style-name="Source_20_Text"><text:span text:style-name="T36">std</text:span></text:span><text:span text:style-name="Source_20_Text"><text:span text:style-name="T21">::</text:span></text:span><text:span text:style-name="Source_20_Text"><text:span text:style-name="T53">vector</text:span></text:span><text:span text:style-name="Source_20_Text"><text:span text:style-name="T21">&lt;</text:span></text:span><text:span text:style-name="Source_20_Text"><text:span text:style-name="T49">double</text:span></text:span><text:span text:style-name="Source_20_Text"><text:span text:style-name="T21">&gt;</text:span></text:span><text:span text:style-name="Source_20_Text"><text:span text:style-name="T55"> coefficients</text:span></text:span><text:span text:style-name="Source_20_Text"><text:span text:style-name="T21">;</text:span></text:span></text:p>
            <text:p text:style-name="P39"><text:span text:style-name="Source_20_Text">    </text:span><text:span text:style-name="Source_20_Text"><text:span text:style-name="T49">static</text:span></text:span><text:span text:style-name="Source_20_Text"><text:span text:style-name="T55"> </text:span></text:span><text:span text:style-name="Source_20_Text"><text:span text:style-name="T49">int</text:span></text:span><text:span text:style-name="Source_20_Text"><text:span text:style-name="T55"> objectCount</text:span></text:span><text:span text:style-name="Source_20_Text"><text:span text:style-name="T21">;</text:span></text:span></text:p>
            <text:p text:style-name="P55"><text:span text:style-name="Source_20_Text"/></text:p>
            <text:p text:style-name="P28"><text:span text:style-name="Source_20_Text"><text:span text:style-name="T47">public</text:span></text:span><text:span text:style-name="Source_20_Text"><text:span text:style-name="T17">:</text:span></text:span></text:p>
            <text:p text:style-name="P44"><text:span text:style-name="Source_20_Text">    </text:span><text:span text:style-name="Source_20_Text"><text:span text:style-name="T55">// Конструкторы</text:span></text:span></text:p>
            <text:p text:style-name="P39"><text:span text:style-name="Source_20_Text">    </text:span><text:span text:style-name="Source_20_Text"><text:span text:style-name="T58">Polynomial</text:span></text:span><text:span text:style-name="Source_20_Text"><text:span text:style-name="T21">();</text:span></text:span><text:span text:style-name="Source_20_Text"><text:span text:style-name="T60"> // по умолчанию</text:span></text:span></text:p>
            <text:p text:style-name="P39"><text:span text:style-name="Source_20_Text">    </text:span><text:span text:style-name="Source_20_Text"><text:span text:style-name="T58">Polynomial</text:span></text:span><text:span text:style-name="Source_20_Text"><text:span text:style-name="T21">(</text:span></text:span><text:span text:style-name="Source_20_Text"><text:span text:style-name="T49">int</text:span></text:span><text:span text:style-name="Source_20_Text"><text:span text:style-name="T55"> </text:span></text:span><text:span text:style-name="Source_20_Text"><text:span text:style-name="T27">ord</text:span></text:span><text:span text:style-name="Source_20_Text"><text:span text:style-name="T21">,</text:span></text:span><text:span text:style-name="Source_20_Text"><text:span text:style-name="T55"> </text:span></text:span><text:span text:style-name="Source_20_Text"><text:span text:style-name="T49">const</text:span></text:span><text:span text:style-name="Source_20_Text"><text:span text:style-name="T55"> </text:span></text:span><text:span text:style-name="Source_20_Text"><text:span text:style-name="T36">std</text:span></text:span><text:span text:style-name="Source_20_Text"><text:span text:style-name="T21">::</text:span></text:span><text:span text:style-name="Source_20_Text"><text:span text:style-name="T53">vector</text:span></text:span><text:span text:style-name="Source_20_Text"><text:span text:style-name="T21">&lt;</text:span></text:span><text:span text:style-name="Source_20_Text"><text:span text:style-name="T49">double</text:span></text:span><text:span text:style-name="Source_20_Text"><text:span text:style-name="T21">&gt;&amp;</text:span></text:span><text:span text:style-name="Source_20_Text"><text:span text:style-name="T55"> </text:span></text:span><text:span text:style-name="Source_20_Text"><text:span text:style-name="T27">coeffs</text:span></text:span><text:span text:style-name="Source_20_Text"><text:span text:style-name="T21">);</text:span></text:span></text:p>
            <text:p text:style-name="P39"><text:span text:style-name="Source_20_Text">    </text:span><text:span text:style-name="Source_20_Text"><text:span text:style-name="T58">Polynomial</text:span></text:span><text:span text:style-name="Source_20_Text"><text:span text:style-name="T21">(</text:span></text:span><text:span text:style-name="Source_20_Text"><text:span text:style-name="T49">const</text:span></text:span><text:span text:style-name="Source_20_Text"><text:span text:style-name="T55"> </text:span></text:span><text:span text:style-name="Source_20_Text"><text:span text:style-name="T53">Polynomial</text:span></text:span><text:span text:style-name="Source_20_Text"><text:span text:style-name="T21">&amp;</text:span></text:span><text:span text:style-name="Source_20_Text"><text:span text:style-name="T55"> </text:span></text:span><text:span text:style-name="Source_20_Text"><text:span text:style-name="T27">other</text:span></text:span><text:span text:style-name="Source_20_Text"><text:span text:style-name="T21">);</text:span></text:span></text:p>
            <text:p text:style-name="P39"><text:span text:style-name="Source_20_Text">    </text:span><text:span text:style-name="Source_20_Text"><text:span text:style-name="T49">virtual</text:span></text:span><text:span text:style-name="Source_20_Text"><text:span text:style-name="T55"> </text:span></text:span><text:span text:style-name="Source_20_Text"><text:span text:style-name="T58">~Polynomial</text:span></text:span><text:span text:style-name="Source_20_Text"><text:span text:style-name="T21">();</text:span></text:span></text:p>
            <text:p text:style-name="P55"><text:span text:style-name="Source_20_Text"/></text:p>
            <text:p text:style-name="P44"><text:span text:style-name="Source_20_Text">    </text:span><text:span text:style-name="Source_20_Text"><text:span text:style-name="T55">// Методы доступа</text:span></text:span></text:p>
            <text:p text:style-name="P39"><text:span text:style-name="Source_20_Text">    </text:span><text:span text:style-name="Source_20_Text"><text:span text:style-name="T49">int</text:span></text:span><text:span text:style-name="Source_20_Text"><text:span text:style-name="T55"> </text:span></text:span><text:span text:style-name="Source_20_Text"><text:span text:style-name="T58">getOrder</text:span></text:span><text:span text:style-name="Source_20_Text"><text:span text:style-name="T21">()</text:span></text:span><text:span text:style-name="Source_20_Text"><text:span text:style-name="T55"> </text:span></text:span><text:span text:style-name="Source_20_Text"><text:span text:style-name="T49">const</text:span></text:span><text:span text:style-name="Source_20_Text"><text:span text:style-name="T21">;</text:span></text:span></text:p>
            <text:p text:style-name="P39"><text:span text:style-name="Source_20_Text">    </text:span><text:span text:style-name="Source_20_Text"><text:span text:style-name="T36">std</text:span></text:span><text:span text:style-name="Source_20_Text"><text:span text:style-name="T21">::</text:span></text:span><text:span text:style-name="Source_20_Text"><text:span text:style-name="T53">vector</text:span></text:span><text:span text:style-name="Source_20_Text"><text:span text:style-name="T21">&lt;</text:span></text:span><text:span text:style-name="Source_20_Text"><text:span text:style-name="T49">double</text:span></text:span><text:span text:style-name="Source_20_Text"><text:span text:style-name="T21">&gt;</text:span></text:span><text:span text:style-name="Source_20_Text"><text:span text:style-name="T55"> </text:span></text:span><text:span text:style-name="Source_20_Text"><text:span text:style-name="T58">getCoefficients</text:span></text:span><text:span text:style-name="Source_20_Text"><text:span text:style-name="T21">()</text:span></text:span><text:span text:style-name="Source_20_Text"><text:span text:style-name="T55"> </text:span></text:span><text:span text:style-name="Source_20_Text"><text:span text:style-name="T49">const</text:span></text:span><text:span text:style-name="Source_20_Text"><text:span text:style-name="T21">;</text:span></text:span></text:p>
            <text:p text:style-name="P39"><text:span text:style-name="Source_20_Text">    </text:span><text:span text:style-name="Source_20_Text"><text:span text:style-name="T49">void</text:span></text:span><text:span text:style-name="Source_20_Text"><text:span text:style-name="T55"> </text:span></text:span><text:span text:style-name="Source_20_Text"><text:span text:style-name="T58">setCoefficients</text:span></text:span><text:span text:style-name="Source_20_Text"><text:span text:style-name="T21">(</text:span></text:span><text:span text:style-name="Source_20_Text"><text:span text:style-name="T49">const</text:span></text:span><text:span text:style-name="Source_20_Text"><text:span text:style-name="T55"> </text:span></text:span><text:span text:style-name="Source_20_Text"><text:span text:style-name="T36">std</text:span></text:span><text:span text:style-name="Source_20_Text"><text:span text:style-name="T21">::</text:span></text:span><text:span text:style-name="Source_20_Text"><text:span text:style-name="T53">vector</text:span></text:span><text:span text:style-name="Source_20_Text"><text:span text:style-name="T21">&lt;</text:span></text:span><text:span text:style-name="Source_20_Text"><text:span text:style-name="T49">double</text:span></text:span><text:span text:style-name="Source_20_Text"><text:span text:style-name="T21">&gt;&amp;</text:span></text:span><text:span text:style-name="Source_20_Text"><text:span text:style-name="T55"> </text:span></text:span><text:span text:style-name="Source_20_Text"><text:span text:style-name="T27">coeffs</text:span></text:span><text:span text:style-name="Source_20_Text"><text:span text:style-name="T21">);</text:span></text:span></text:p>
            <text:p text:style-name="P55"><text:span text:style-name="Source_20_Text"/></text:p>
            <text:p text:style-name="P39"><text:span text:style-name="Source_20_Text">    </text:span><text:span text:style-name="Source_20_Text"><text:span text:style-name="T49">double</text:span></text:span><text:span text:style-name="Source_20_Text"><text:span text:style-name="T55"> </text:span></text:span><text:span text:style-name="Source_20_Text"><text:span text:style-name="T58">evaluate</text:span></text:span><text:span text:style-name="Source_20_Text"><text:span text:style-name="T21">(</text:span></text:span><text:span text:style-name="Source_20_Text"><text:span text:style-name="T49">double</text:span></text:span><text:span text:style-name="Source_20_Text"><text:span text:style-name="T55"> </text:span></text:span><text:span text:style-name="Source_20_Text"><text:span text:style-name="T27">x</text:span></text:span><text:span text:style-name="Source_20_Text"><text:span text:style-name="T21">)</text:span></text:span><text:span text:style-name="Source_20_Text"><text:span text:style-name="T55"> </text:span></text:span><text:span text:style-name="Source_20_Text"><text:span text:style-name="T49">const</text:span></text:span><text:span text:style-name="Source_20_Text"><text:span text:style-name="T21">;</text:span></text:span></text:p>
            <text:p text:style-name="P39"><text:span text:style-name="Source_20_Text">    </text:span><text:span text:style-name="Source_20_Text"><text:span text:style-name="T49">virtual</text:span></text:span><text:span text:style-name="Source_20_Text"><text:span text:style-name="T55"> </text:span></text:span><text:span text:style-name="Source_20_Text"><text:span text:style-name="T36">std</text:span></text:span><text:span text:style-name="Source_20_Text"><text:span text:style-name="T21">::</text:span></text:span><text:span text:style-name="Source_20_Text"><text:span text:style-name="T53">string</text:span></text:span><text:span text:style-name="Source_20_Text"><text:span text:style-name="T55"> </text:span></text:span><text:span text:style-name="Source_20_Text"><text:span text:style-name="T58">toString</text:span></text:span><text:span text:style-name="Source_20_Text"><text:span text:style-name="T21">()</text:span></text:span><text:span text:style-name="Source_20_Text"><text:span text:style-name="T55"> </text:span></text:span><text:span text:style-name="Source_20_Text"><text:span text:style-name="T49">const</text:span></text:span><text:span text:style-name="Source_20_Text"><text:span text:style-name="T21">;</text:span></text:span></text:p>
            <text:p text:style-name="P39"><text:span text:style-name="Source_20_Text">    </text:span><text:span text:style-name="Source_20_Text"><text:span text:style-name="T49">void</text:span></text:span><text:span text:style-name="Source_20_Text"><text:span text:style-name="T55"> </text:span></text:span><text:span text:style-name="Source_20_Text"><text:span text:style-name="T58">increaseDegree</text:span></text:span><text:span text:style-name="Source_20_Text"><text:span text:style-name="T21">();</text:span></text:span></text:p>
            <text:p text:style-name="P39"><text:span text:style-name="Source_20_Text">    </text:span><text:span text:style-name="Source_20_Text"><text:span text:style-name="T49">void</text:span></text:span><text:span text:style-name="Source_20_Text"><text:span text:style-name="T55"> </text:span></text:span><text:span text:style-name="Source_20_Text"><text:span text:style-name="T58">decreaseDegree</text:span></text:span><text:span text:style-name="Source_20_Text"><text:span text:style-name="T21">();</text:span></text:span></text:p>
            <text:p text:style-name="P55"><text:span text:style-name="Source_20_Text"/></text:p>
            <text:p text:style-name="P39"><text:span text:style-name="Source_20_Text">    </text:span><text:span text:style-name="Source_20_Text"><text:span text:style-name="T49">static</text:span></text:span><text:span text:style-name="Source_20_Text"><text:span text:style-name="T55"> </text:span></text:span><text:span text:style-name="Source_20_Text"><text:span text:style-name="T49">int</text:span></text:span><text:span text:style-name="Source_20_Text"><text:span text:style-name="T55"> </text:span></text:span><text:span text:style-name="Source_20_Text"><text:span text:style-name="T58">getObjectCount</text:span></text:span><text:span text:style-name="Source_20_Text"><text:span text:style-name="T21">();</text:span></text:span></text:p>
            <text:p text:style-name="P55"><text:span text:style-name="Source_20_Text"/></text:p>
            <text:p text:style-name="P39"><text:span text:style-name="Source_20_Text">    </text:span><text:span text:style-name="Source_20_Text"><text:span text:style-name="T53">Polynomial</text:span></text:span><text:span text:style-name="Source_20_Text"><text:span text:style-name="T21">&amp;</text:span></text:span><text:span text:style-name="Source_20_Text"><text:span text:style-name="T55"> </text:span></text:span><text:span text:style-name="Source_20_Text"><text:span text:style-name="T21">operator=(</text:span></text:span><text:span text:style-name="Source_20_Text"><text:span text:style-name="T49">const</text:span></text:span><text:span text:style-name="Source_20_Text"><text:span text:style-name="T55"> </text:span></text:span><text:span text:style-name="Source_20_Text"><text:span text:style-name="T53">Polynomial</text:span></text:span><text:span text:style-name="Source_20_Text"><text:span text:style-name="T21">&amp;</text:span></text:span><text:span text:style-name="Source_20_Text"><text:span text:style-name="T55"> </text:span></text:span><text:span text:style-name="Source_20_Text"><text:span text:style-name="T27">other</text:span></text:span><text:span text:style-name="Source_20_Text"><text:span text:style-name="T21">);</text:span></text:span></text:p>
            <text:p text:style-name="P50"><text:span text:style-name="Source_20_Text">};</text:span></text:p>
            <text:p text:style-name="P55"><text:span text:style-name="Source_20_Text"/></text:p>
            <text:p text:style-name="P28"><text:span text:style-name="Source_20_Text"><text:span text:style-name="T17">#</text:span></text:span><text:span text:style-name="Source_20_Text"><text:span text:style-name="T23">endif</text:span></text:span></text:p>
          </table:table-cell>
        </table:table-row>
      </table:table>
      <text:p text:style-name="P31"><text:span text:style-name="Source_20_Text"><text:span text:style-name="T28"/></text:span></text:p>
      <text:p text:style-name="P34"><text:span text:style-name="Source_20_Text"><text:span text:style-name="T23"/></text:span></text:p>
      <text:p text:style-name="P25"/>
      <table:table table:name="Table2" table:style-name="Table2">
        <table:table-column table:style-name="Table2.A"/>
        <table:table-row>
          <table:table-cell table:style-name="Table2.A1" office:value-type="string">
            <text:p text:style-name="P35"><text:span text:style-name="Source_20_Text"><text:span text:style-name="T28">//</text:span></text:span></text:p>
            <text:p text:style-name="P35"><text:span text:style-name="Source_20_Text"><text:span text:style-name="T28">// </text:span></text:span><text:span text:style-name="Source_20_Text"><text:span text:style-name="T29">polynomial.</text:span></text:span><text:span text:style-name="Source_20_Text"><text:span text:style-name="T30">cpp</text:span></text:span></text:p>
            <text:p text:style-name="P35"><text:span text:style-name="Source_20_Text"><text:span text:style-name="T29">//</text:span></text:span></text:p>
            <text:p text:style-name="P35"><text:span text:style-name="Source_20_Text"><text:span text:style-name="T28"/></text:span></text:p>
            <text:p text:style-name="P32"><text:span text:style-name="Source_20_Text"><text:span text:style-name="T18">#</text:span></text:span><text:span text:style-name="Source_20_Text"><text:span text:style-name="T24">include</text:span></text:span><text:span text:style-name="Source_20_Text"><text:span text:style-name="T33"> </text:span></text:span><text:span text:style-name="Source_20_Text"><text:span text:style-name="T42">"</text:span></text:span><text:span text:style-name="Source_20_Text"><text:span text:style-name="T45">polynomial.h</text:span></text:span><text:span text:style-name="Source_20_Text"><text:span text:style-name="T42">"</text:span></text:span></text:p>
            <text:p text:style-name="P27"><text:span text:style-name="T17">#</text:span><text:span text:style-name="T23">include</text:span><text:span text:style-name="T32"> </text:span><text:span text:style-name="T41">&lt;</text:span><text:span text:style-name="T44">sstream</text:span><text:span text:style-name="T41">&gt;</text:span></text:p>
            <text:p text:style-name="P27"><text:span text:style-name="T17">#</text:span><text:span text:style-name="T23">include</text:span><text:span text:style-name="T32"> </text:span><text:span text:style-name="T41">&lt;</text:span><text:span text:style-name="T44">iomanip</text:span><text:span text:style-name="T41">&gt;</text:span></text:p>
            <text:p text:style-name="P54"/>
            <text:p text:style-name="P48">// Инициализация статического члена</text:p>
            <text:p text:style-name="P27"><text:span text:style-name="T47">int</text:span> <text:span text:style-name="T32">Polynomial</text:span><text:span text:style-name="T17">::</text:span>objectCount <text:span text:style-name="T17">=</text:span> <text:span text:style-name="T61">0</text:span><text:span text:style-name="T17">;</text:span></text:p>
            <text:p text:style-name="P54"/>
            <text:p text:style-name="P48">// Конструктор по умолчанию</text:p>
            <text:p text:style-name="P27"><text:span text:style-name="T32">Polynomial</text:span><text:span text:style-name="T17">::</text:span><text:span text:style-name="T56">Polynomial</text:span><text:span text:style-name="T17">()</text:span> : <text:span text:style-name="T56">order</text:span><text:span text:style-name="T17">(</text:span><text:span text:style-name="T61">0</text:span><text:span text:style-name="T17">)</text:span> <text:span text:style-name="T17">{</text:span></text:p>
            <text:p text:style-name="P38">    <text:span text:style-name="T64">coefficients</text:span><text:span text:style-name="T19">.</text:span><text:span text:style-name="T57">push_back</text:span><text:span text:style-name="T19">(</text:span><text:span text:style-name="T62">0.0</text:span><text:span text:style-name="T19">);</text:span></text:p>
            <text:p text:style-name="P38">    <text:span text:style-name="T54">objectCount</text:span><text:span text:style-name="T19">++;</text:span></text:p>
            <text:p text:style-name="P49">}</text:p>
            <text:p text:style-name="P54"/>
            <text:p text:style-name="P48">// Конструктор с параметрами</text:p>
            <text:p text:style-name="P27"><text:span text:style-name="T32">Polynomial</text:span><text:span text:style-name="T17">::</text:span><text:span text:style-name="T56">Polynomial</text:span><text:span text:style-name="T17">(</text:span><text:span text:style-name="T47">int</text:span> ord<text:span text:style-name="T17">,</text:span> <text:span text:style-name="T47">const</text:span> <text:span text:style-name="T32">std</text:span><text:span text:style-name="T17">::</text:span>vector<text:span text:style-name="T17">&lt;</text:span><text:span text:style-name="T47">double</text:span><text:span text:style-name="T17">&gt;&amp;</text:span> coeffs<text:span text:style-name="T17">)</text:span> : <text:span text:style-name="T56">order</text:span><text:span text:style-name="T17">(</text:span>ord<text:span text:style-name="T17">),</text:span> <text:span text:style-name="T56">coefficients</text:span><text:span text:style-name="T17">(</text:span>coeffs<text:span text:style-name="T17">)</text:span> <text:span text:style-name="T17">{</text:span></text:p>
            <text:p text:style-name="P38">    <text:span text:style-name="T54">objectCount</text:span><text:span text:style-name="T19">++;</text:span></text:p>
            <text:p text:style-name="P49">}</text:p>
            <text:p text:style-name="P54"/>
            <text:p text:style-name="P48">// Конструктор копирования</text:p>
            <text:p text:style-name="P27"><text:span text:style-name="T32">Polynomial</text:span><text:span text:style-name="T17">::</text:span><text:span text:style-name="T56">Polynomial</text:span><text:span text:style-name="T17">(</text:span><text:span text:style-name="T47">const</text:span> Polynomial<text:span text:style-name="T17">&amp;</text:span> other<text:span text:style-name="T17">)</text:span> : <text:span text:style-name="T56">order</text:span><text:span text:style-name="T17">(</text:span><text:span text:style-name="T63">other</text:span><text:span text:style-name="T17">.</text:span>order<text:span text:style-name="T17">),</text:span> <text:span text:style-name="T56">coefficients</text:span><text:span text:style-name="T17">(</text:span><text:span text:style-name="T63">other</text:span><text:span text:style-name="T17">.</text:span>coefficients<text:span text:style-name="T17">)</text:span> <text:span text:style-name="T17">{</text:span></text:p>
            <text:p text:style-name="P38">    <text:span text:style-name="T54">objectCount</text:span><text:span text:style-name="T19">++;</text:span></text:p>
            <text:p text:style-name="P49">}</text:p>
            <text:p text:style-name="P54"/>
            <text:p text:style-name="P48">// Деструктор</text:p>
            <text:p text:style-name="P27"><text:span text:style-name="T32">Polynomial</text:span><text:span text:style-name="T17">::~</text:span><text:span text:style-name="T56">Polynomial</text:span><text:span text:style-name="T17">()</text:span> <text:span text:style-name="T17">{</text:span></text:p>
            <text:p text:style-name="P38">    <text:span text:style-name="T54">objectCount</text:span><text:span text:style-name="T19">--;</text:span></text:p>
            <text:p text:style-name="P49">}</text:p>
            <text:p text:style-name="P54"/>
            <text:p text:style-name="P48">// Методы доступа</text:p>
            <text:p text:style-name="P27"><text:span text:style-name="T47">int</text:span> <text:span text:style-name="T32">Polynomial</text:span><text:span text:style-name="T17">::</text:span><text:span text:style-name="T56">getOrder</text:span><text:span text:style-name="T17">()</text:span> <text:span text:style-name="T47">const</text:span> <text:span text:style-name="T17">{</text:span></text:p>
            <text:p text:style-name="P38">    <text:span text:style-name="T65">return</text:span><text:span text:style-name="T54"> order</text:span><text:span text:style-name="T19">;</text:span></text:p>
            <text:p text:style-name="P49">}</text:p>
            <text:p text:style-name="P54"/>
            <text:p text:style-name="P27"><text:span text:style-name="T32">std</text:span><text:span text:style-name="T17">::</text:span><text:span text:style-name="T51">vector</text:span><text:span text:style-name="T17">&lt;</text:span><text:span text:style-name="T47">double</text:span><text:span text:style-name="T17">&gt;</text:span> <text:span text:style-name="T32">Polynomial</text:span><text:span text:style-name="T17">::</text:span><text:span text:style-name="T56">getCoefficients</text:span><text:span text:style-name="T17">()</text:span> <text:span text:style-name="T47">const</text:span> <text:span text:style-name="T17">{</text:span></text:p>
            <text:p text:style-name="P38">    <text:span text:style-name="T65">return</text:span><text:span text:style-name="T54"> coefficients</text:span><text:span text:style-name="T19">;</text:span></text:p>
            <text:p text:style-name="P49">}</text:p>
            <text:p text:style-name="P54"/>
            <text:p text:style-name="P27"><text:span text:style-name="T47">void</text:span> <text:span text:style-name="T32">Polynomial</text:span><text:span text:style-name="T17">::</text:span><text:span text:style-name="T56">setCoefficients</text:span><text:span text:style-name="T17">(</text:span><text:span text:style-name="T47">const</text:span> <text:span text:style-name="T32">std</text:span><text:span text:style-name="T17">::</text:span><text:span text:style-name="T51">vector</text:span><text:span text:style-name="T17">&lt;</text:span><text:span text:style-name="T47">double</text:span><text:span text:style-name="T17">&gt;&amp;</text:span> <text:span text:style-name="T23">coeffs</text:span><text:span text:style-name="T17">)</text:span> <text:span text:style-name="T17">{</text:span></text:p>
            <text:p text:style-name="P38">    <text:span text:style-name="T54">coefficients </text:span><text:span text:style-name="T19">=</text:span><text:span text:style-name="T54"> coeffs</text:span><text:span text:style-name="T19">;</text:span></text:p>
            <text:p text:style-name="P38">    <text:span text:style-name="T54">order </text:span><text:span text:style-name="T19">=</text:span><text:span text:style-name="T54"> </text:span><text:span text:style-name="T64">coeffs</text:span><text:span text:style-name="T19">.</text:span><text:span text:style-name="T57">size</text:span><text:span text:style-name="T19">()</text:span><text:span text:style-name="T54"> </text:span><text:span text:style-name="T19">-</text:span><text:span text:style-name="T54"> </text:span><text:span text:style-name="T62">1</text:span><text:span text:style-name="T19">;</text:span></text:p>
            <text:p text:style-name="P49">}</text:p>
            <text:p text:style-name="P54"/>
            <text:p text:style-name="P48">// Вычисление значения многочлена</text:p>
            <text:p text:style-name="P27"><text:span text:style-name="T47">double</text:span> <text:span text:style-name="T32">Polynomial</text:span><text:span text:style-name="T17">::</text:span><text:span text:style-name="T56">evaluate</text:span><text:span text:style-name="T17">(</text:span><text:span text:style-name="T47">double</text:span> <text:span text:style-name="T23">x</text:span><text:span text:style-name="T17">)</text:span> <text:span text:style-name="T47">const</text:span> <text:span text:style-name="T17">{</text:span></text:p>
            <text:p text:style-name="P38"><text:soft-page-break/>    <text:span text:style-name="T48">double</text:span><text:span text:style-name="T54"> result </text:span><text:span text:style-name="T19">=</text:span><text:span text:style-name="T54"> </text:span><text:span text:style-name="T62">0.0</text:span><text:span text:style-name="T19">;</text:span></text:p>
            <text:p text:style-name="P38">    <text:span text:style-name="T48">double</text:span><text:span text:style-name="T54"> power </text:span><text:span text:style-name="T19">=</text:span><text:span text:style-name="T54"> </text:span><text:span text:style-name="T62">1.0</text:span><text:span text:style-name="T19">;</text:span></text:p>
            <text:p text:style-name="P38">    </text:p>
            <text:p text:style-name="P38">    <text:span text:style-name="T65">for</text:span><text:span text:style-name="T54"> </text:span><text:span text:style-name="T19">(</text:span><text:span text:style-name="T48">int</text:span><text:span text:style-name="T54"> i </text:span><text:span text:style-name="T19">=</text:span><text:span text:style-name="T54"> </text:span><text:span text:style-name="T62">0</text:span><text:span text:style-name="T19">;</text:span><text:span text:style-name="T54"> i </text:span><text:span text:style-name="T19">&lt;=</text:span><text:span text:style-name="T54"> order</text:span><text:span text:style-name="T19">;</text:span><text:span text:style-name="T54"> i</text:span><text:span text:style-name="T19">++)</text:span><text:span text:style-name="T54"> </text:span><text:span text:style-name="T19">{</text:span></text:p>
            <text:p text:style-name="P38">        <text:span text:style-name="T54">result </text:span><text:span text:style-name="T19">+=</text:span><text:span text:style-name="T54"> </text:span><text:span text:style-name="T64">coefficients</text:span><text:span text:style-name="T19">[</text:span><text:span text:style-name="T54">i</text:span><text:span text:style-name="T19">]</text:span><text:span text:style-name="T54"> </text:span><text:span text:style-name="T19">*</text:span><text:span text:style-name="T54"> power</text:span><text:span text:style-name="T19">;</text:span></text:p>
            <text:p text:style-name="P38">        <text:span text:style-name="T54">power </text:span><text:span text:style-name="T19">*=</text:span><text:span text:style-name="T54"> x</text:span><text:span text:style-name="T19">;</text:span></text:p>
            <text:p text:style-name="P38">    <text:span text:style-name="T19">}</text:span></text:p>
            <text:p text:style-name="P38">    </text:p>
            <text:p text:style-name="P38">    <text:span text:style-name="T65">return</text:span><text:span text:style-name="T54"> result</text:span><text:span text:style-name="T19">;</text:span></text:p>
            <text:p text:style-name="P49">}</text:p>
            <text:p text:style-name="P54"/>
            <text:p text:style-name="P48">// Строковое представление</text:p>
            <text:p text:style-name="P27"><text:span text:style-name="T32">std</text:span><text:span text:style-name="T17">::</text:span><text:span text:style-name="T51">string</text:span> <text:span text:style-name="T32">Polynomial</text:span><text:span text:style-name="T17">::</text:span><text:span text:style-name="T56">toString</text:span><text:span text:style-name="T17">()</text:span> <text:span text:style-name="T47">const</text:span> <text:span text:style-name="T17">{</text:span></text:p>
            <text:p text:style-name="P38">    <text:span text:style-name="T34">std</text:span><text:span text:style-name="T19">::</text:span><text:span text:style-name="T54">ostringstream oss</text:span><text:span text:style-name="T19">;</text:span></text:p>
            <text:p text:style-name="P38">    <text:span text:style-name="T48">bool</text:span><text:span text:style-name="T54"> firstTerm </text:span><text:span text:style-name="T19">=</text:span><text:span text:style-name="T54"> </text:span><text:span text:style-name="T48">true</text:span><text:span text:style-name="T19">;</text:span></text:p>
            <text:p text:style-name="P38">    </text:p>
            <text:p text:style-name="P38">    <text:span text:style-name="T65">for</text:span><text:span text:style-name="T54"> </text:span><text:span text:style-name="T19">(</text:span><text:span text:style-name="T48">int</text:span><text:span text:style-name="T54"> i </text:span><text:span text:style-name="T19">=</text:span><text:span text:style-name="T54"> order</text:span><text:span text:style-name="T19">;</text:span><text:span text:style-name="T54"> i </text:span><text:span text:style-name="T19">&gt;=</text:span><text:span text:style-name="T54"> </text:span><text:span text:style-name="T62">0</text:span><text:span text:style-name="T19">;</text:span><text:span text:style-name="T54"> i</text:span><text:span text:style-name="T19">--)</text:span><text:span text:style-name="T54"> </text:span><text:span text:style-name="T19">{</text:span></text:p>
            <text:p text:style-name="P38">        <text:span text:style-name="T65">if</text:span><text:span text:style-name="T54"> </text:span><text:span text:style-name="T19">(</text:span><text:span text:style-name="T64">coefficients</text:span><text:span text:style-name="T19">[</text:span><text:span text:style-name="T54">i</text:span><text:span text:style-name="T19">]</text:span><text:span text:style-name="T54"> </text:span><text:span text:style-name="T19">!=</text:span><text:span text:style-name="T54"> </text:span><text:span text:style-name="T62">0.0</text:span><text:span text:style-name="T19">)</text:span><text:span text:style-name="T54"> </text:span><text:span text:style-name="T19">{</text:span></text:p>
            <text:p text:style-name="P38">            <text:span text:style-name="T65">if</text:span><text:span text:style-name="T54"> </text:span><text:span text:style-name="T19">(!</text:span><text:span text:style-name="T54">firstTerm </text:span><text:span text:style-name="T19">&amp;&amp;</text:span><text:span text:style-name="T54"> </text:span><text:span text:style-name="T64">coefficients</text:span><text:span text:style-name="T19">[</text:span><text:span text:style-name="T54">i</text:span><text:span text:style-name="T19">]</text:span><text:span text:style-name="T54"> </text:span><text:span text:style-name="T19">&gt;</text:span><text:span text:style-name="T54"> </text:span><text:span text:style-name="T62">0</text:span><text:span text:style-name="T19">)</text:span><text:span text:style-name="T54"> </text:span><text:span text:style-name="T19">{</text:span></text:p>
            <text:p text:style-name="P38">                <text:span text:style-name="T54">oss </text:span><text:span text:style-name="T19">&lt;&lt;</text:span><text:span text:style-name="T54"> </text:span><text:span text:style-name="T43">"</text:span><text:span text:style-name="T46"> + </text:span><text:span text:style-name="T43">"</text:span><text:span text:style-name="T19">;</text:span></text:p>
            <text:p text:style-name="P38">            <text:span text:style-name="T19">}</text:span><text:span text:style-name="T54"> </text:span><text:span text:style-name="T65">else</text:span><text:span text:style-name="T54"> </text:span><text:span text:style-name="T65">if</text:span><text:span text:style-name="T54"> </text:span><text:span text:style-name="T19">(</text:span><text:span text:style-name="T64">coefficients</text:span><text:span text:style-name="T19">[</text:span><text:span text:style-name="T54">i</text:span><text:span text:style-name="T19">]</text:span><text:span text:style-name="T54"> </text:span><text:span text:style-name="T19">&lt;</text:span><text:span text:style-name="T54"> </text:span><text:span text:style-name="T62">0</text:span><text:span text:style-name="T19">)</text:span><text:span text:style-name="T54"> </text:span><text:span text:style-name="T19">{</text:span></text:p>
            <text:p text:style-name="P38">                <text:span text:style-name="T54">oss </text:span><text:span text:style-name="T19">&lt;&lt;</text:span><text:span text:style-name="T54"> </text:span><text:span text:style-name="T43">"</text:span><text:span text:style-name="T46"> - </text:span><text:span text:style-name="T43">"</text:span><text:span text:style-name="T19">;</text:span></text:p>
            <text:p text:style-name="P38">            <text:span text:style-name="T19">}</text:span></text:p>
            <text:p text:style-name="P38">            </text:p>
            <text:p text:style-name="P38">            <text:span text:style-name="T48">double</text:span><text:span text:style-name="T54"> absCoeff </text:span><text:span text:style-name="T19">=</text:span><text:span text:style-name="T54"> </text:span><text:span text:style-name="T34">std</text:span><text:span text:style-name="T19">::</text:span><text:span text:style-name="T57">abs</text:span><text:span text:style-name="T19">(</text:span><text:span text:style-name="T64">coefficients</text:span><text:span text:style-name="T19">[</text:span><text:span text:style-name="T54">i</text:span><text:span text:style-name="T19">]);</text:span></text:p>
            <text:p text:style-name="P38">            </text:p>
            <text:p text:style-name="P38">            <text:span text:style-name="T65">if</text:span><text:span text:style-name="T54"> </text:span><text:span text:style-name="T19">(</text:span><text:span text:style-name="T54">i </text:span><text:span text:style-name="T19">==</text:span><text:span text:style-name="T54"> </text:span><text:span text:style-name="T62">0</text:span><text:span text:style-name="T19">)</text:span><text:span text:style-name="T54"> </text:span><text:span text:style-name="T19">{</text:span></text:p>
            <text:p text:style-name="P38">                <text:span text:style-name="T54">oss </text:span><text:span text:style-name="T19">&lt;&lt;</text:span><text:span text:style-name="T54"> absCoeff</text:span><text:span text:style-name="T19">;</text:span></text:p>
            <text:p text:style-name="P38">            <text:span text:style-name="T19">}</text:span><text:span text:style-name="T54"> </text:span><text:span text:style-name="T65">else</text:span><text:span text:style-name="T54"> </text:span><text:span text:style-name="T65">if</text:span><text:span text:style-name="T54"> </text:span><text:span text:style-name="T19">(</text:span><text:span text:style-name="T54">i </text:span><text:span text:style-name="T19">==</text:span><text:span text:style-name="T54"> </text:span><text:span text:style-name="T62">1</text:span><text:span text:style-name="T19">)</text:span><text:span text:style-name="T54"> </text:span><text:span text:style-name="T19">{</text:span></text:p>
            <text:p text:style-name="P38">                <text:span text:style-name="T65">if</text:span><text:span text:style-name="T54"> </text:span><text:span text:style-name="T19">(</text:span><text:span text:style-name="T54">absCoeff </text:span><text:span text:style-name="T19">!=</text:span><text:span text:style-name="T54"> </text:span><text:span text:style-name="T62">1.0</text:span><text:span text:style-name="T19">)</text:span><text:span text:style-name="T54"> </text:span><text:span text:style-name="T19">{</text:span></text:p>
            <text:p text:style-name="P38">                    <text:span text:style-name="T54">oss </text:span><text:span text:style-name="T19">&lt;&lt;</text:span><text:span text:style-name="T54"> absCoeff </text:span><text:span text:style-name="T19">&lt;&lt;</text:span><text:span text:style-name="T54"> </text:span><text:span text:style-name="T43">"</text:span><text:span text:style-name="T46">*x</text:span><text:span text:style-name="T43">"</text:span><text:span text:style-name="T19">;</text:span></text:p>
            <text:p text:style-name="P38">                <text:span text:style-name="T19">}</text:span><text:span text:style-name="T54"> </text:span><text:span text:style-name="T65">else</text:span><text:span text:style-name="T54"> </text:span><text:span text:style-name="T19">{</text:span></text:p>
            <text:p text:style-name="P38">                    <text:span text:style-name="T54">oss </text:span><text:span text:style-name="T19">&lt;&lt;</text:span><text:span text:style-name="T54"> </text:span><text:span text:style-name="T43">"</text:span><text:span text:style-name="T46">x</text:span><text:span text:style-name="T43">"</text:span><text:span text:style-name="T19">;</text:span></text:p>
            <text:p text:style-name="P38">                <text:span text:style-name="T19">}</text:span></text:p>
            <text:p text:style-name="P38">            <text:span text:style-name="T19">}</text:span><text:span text:style-name="T54"> </text:span><text:span text:style-name="T65">else</text:span><text:span text:style-name="T54"> </text:span><text:span text:style-name="T19">{</text:span></text:p>
            <text:p text:style-name="P38">                <text:span text:style-name="T65">if</text:span><text:span text:style-name="T54"> </text:span><text:span text:style-name="T19">(</text:span><text:span text:style-name="T54">absCoeff </text:span><text:span text:style-name="T19">!=</text:span><text:span text:style-name="T54"> </text:span><text:span text:style-name="T62">1.0</text:span><text:span text:style-name="T19">)</text:span><text:span text:style-name="T54"> </text:span><text:span text:style-name="T19">{</text:span></text:p>
            <text:p text:style-name="P38">                    <text:span text:style-name="T54">oss </text:span><text:span text:style-name="T19">&lt;&lt;</text:span><text:span text:style-name="T54"> absCoeff </text:span><text:span text:style-name="T19">&lt;&lt;</text:span><text:span text:style-name="T54"> </text:span><text:span text:style-name="T43">"</text:span><text:span text:style-name="T46">*x^</text:span><text:span text:style-name="T43">"</text:span><text:span text:style-name="T54"> </text:span><text:span text:style-name="T19">&lt;&lt;</text:span><text:span text:style-name="T54"> i</text:span><text:span text:style-name="T19">;</text:span></text:p>
            <text:p text:style-name="P38">                <text:span text:style-name="T19">}</text:span><text:span text:style-name="T54"> </text:span><text:span text:style-name="T65">else</text:span><text:span text:style-name="T54"> </text:span><text:span text:style-name="T19">{</text:span></text:p>
            <text:p text:style-name="P38">                    <text:span text:style-name="T54">oss </text:span><text:span text:style-name="T19">&lt;&lt;</text:span><text:span text:style-name="T54"> </text:span><text:span text:style-name="T43">"</text:span><text:span text:style-name="T46">x^</text:span><text:span text:style-name="T43">"</text:span><text:span text:style-name="T54"> </text:span><text:span text:style-name="T19">&lt;&lt;</text:span><text:span text:style-name="T54"> i</text:span><text:span text:style-name="T19">;</text:span></text:p>
            <text:p text:style-name="P38">                <text:span text:style-name="T19">}</text:span></text:p>
            <text:p text:style-name="P38">            <text:span text:style-name="T19">}</text:span></text:p>
            <text:p text:style-name="P38">            </text:p>
            <text:p text:style-name="P38">            <text:span text:style-name="T54">firstTerm </text:span><text:span text:style-name="T19">=</text:span><text:span text:style-name="T54"> </text:span><text:span text:style-name="T48">false</text:span><text:span text:style-name="T19">;</text:span></text:p>
            <text:p text:style-name="P38">        <text:span text:style-name="T19">}</text:span></text:p>
            <text:p text:style-name="P38">    <text:span text:style-name="T19">}</text:span></text:p>
            <text:p text:style-name="P38">    </text:p>
            <text:p text:style-name="P38">    <text:span text:style-name="T65">if</text:span><text:span text:style-name="T54"> </text:span><text:span text:style-name="T19">(</text:span><text:span text:style-name="T54">firstTerm</text:span><text:span text:style-name="T19">)</text:span><text:span text:style-name="T54"> </text:span><text:span text:style-name="T19">{</text:span></text:p>
            <text:p text:style-name="P38">        <text:span text:style-name="T54">oss </text:span><text:span text:style-name="T19">&lt;&lt;</text:span><text:span text:style-name="T54"> </text:span><text:span text:style-name="T43">"</text:span><text:span text:style-name="T46">0</text:span><text:span text:style-name="T43">"</text:span><text:span text:style-name="T19">;</text:span></text:p>
            <text:p text:style-name="P38">    <text:span text:style-name="T19">}</text:span></text:p>
            <text:p text:style-name="P38">    </text:p>
            <text:p text:style-name="P38">    <text:span text:style-name="T65">return</text:span><text:span text:style-name="T54"> </text:span><text:span text:style-name="T64">oss</text:span><text:span text:style-name="T19">.</text:span><text:span text:style-name="T57">str</text:span><text:span text:style-name="T19">();</text:span></text:p>
            <text:p text:style-name="P49"><text:soft-page-break/>}</text:p>
            <text:p text:style-name="P54"/>
            <text:p text:style-name="P48">// Увеличение степени</text:p>
            <text:p text:style-name="P27"><text:span text:style-name="T47">void</text:span> <text:span text:style-name="T32">Polynomial</text:span><text:span text:style-name="T17">::</text:span><text:span text:style-name="T56">increaseDegree</text:span><text:span text:style-name="T17">()</text:span> <text:span text:style-name="T17">{</text:span></text:p>
            <text:p text:style-name="P38">    <text:span text:style-name="T64">coefficients</text:span><text:span text:style-name="T19">.</text:span><text:span text:style-name="T57">push_back</text:span><text:span text:style-name="T19">(</text:span><text:span text:style-name="T62">0.0</text:span><text:span text:style-name="T19">);</text:span></text:p>
            <text:p text:style-name="P38">    <text:span text:style-name="T54">order</text:span><text:span text:style-name="T19">++;</text:span></text:p>
            <text:p text:style-name="P49">}</text:p>
            <text:p text:style-name="P54"/>
            <text:p text:style-name="P48">// Уменьшение степени</text:p>
            <text:p text:style-name="P27"><text:span text:style-name="T47">void</text:span> <text:span text:style-name="T32">Polynomial</text:span><text:span text:style-name="T17">::</text:span><text:span text:style-name="T56">decreaseDegree</text:span><text:span text:style-name="T17">()</text:span> <text:span text:style-name="T17">{</text:span></text:p>
            <text:p text:style-name="P38">    <text:span text:style-name="T65">if</text:span><text:span text:style-name="T54"> </text:span><text:span text:style-name="T19">(</text:span><text:span text:style-name="T54">order </text:span><text:span text:style-name="T19">&gt;</text:span><text:span text:style-name="T54"> </text:span><text:span text:style-name="T62">0</text:span><text:span text:style-name="T19">)</text:span><text:span text:style-name="T54"> </text:span><text:span text:style-name="T19">{</text:span></text:p>
            <text:p text:style-name="P38">        <text:span text:style-name="T64">coefficients</text:span><text:span text:style-name="T19">.</text:span><text:span text:style-name="T57">pop_back</text:span><text:span text:style-name="T19">();</text:span></text:p>
            <text:p text:style-name="P38">        <text:span text:style-name="T54">order</text:span><text:span text:style-name="T19">--;</text:span></text:p>
            <text:p text:style-name="P38">    <text:span text:style-name="T19">}</text:span></text:p>
            <text:p text:style-name="P49">}</text:p>
            <text:p text:style-name="P54"/>
            <text:p text:style-name="P48">// Статический метод</text:p>
            <text:p text:style-name="P27"><text:span text:style-name="T47">int</text:span> <text:span text:style-name="T32">Polynomial</text:span><text:span text:style-name="T17">::</text:span><text:span text:style-name="T56">getObjectCount</text:span><text:span text:style-name="T17">()</text:span> <text:span text:style-name="T17">{</text:span></text:p>
            <text:p text:style-name="P38">    <text:span text:style-name="T65">return</text:span><text:span text:style-name="T54"> objectCount</text:span><text:span text:style-name="T19">;</text:span></text:p>
            <text:p text:style-name="P49">}</text:p>
            <text:p text:style-name="P54"/>
            <text:p text:style-name="P48">// Оператор присваивания</text:p>
            <text:p text:style-name="P27"><text:span text:style-name="T51">Polynomial</text:span><text:span text:style-name="T17">&amp;</text:span> <text:span text:style-name="T32">Polynomial</text:span><text:span text:style-name="T17">::operator=(</text:span><text:span text:style-name="T47">const</text:span> <text:span text:style-name="T51">Polynomial</text:span><text:span text:style-name="T17">&amp;</text:span> <text:span text:style-name="T23">other</text:span><text:span text:style-name="T17">)</text:span> <text:span text:style-name="T17">{</text:span></text:p>
            <text:p text:style-name="P38">    <text:span text:style-name="T65">if</text:span><text:span text:style-name="T54"> </text:span><text:span text:style-name="T19">(</text:span><text:span text:style-name="T48">this</text:span><text:span text:style-name="T54"> </text:span><text:span text:style-name="T19">!=</text:span><text:span text:style-name="T54"> </text:span><text:span text:style-name="T19">&amp;</text:span><text:span text:style-name="T54">other</text:span><text:span text:style-name="T19">)</text:span><text:span text:style-name="T54"> </text:span><text:span text:style-name="T19">{</text:span></text:p>
            <text:p text:style-name="P38">        <text:span text:style-name="T54">order </text:span><text:span text:style-name="T19">=</text:span><text:span text:style-name="T54"> </text:span><text:span text:style-name="T64">other</text:span><text:span text:style-name="T19">.</text:span><text:span text:style-name="T54">order</text:span><text:span text:style-name="T19">;</text:span></text:p>
            <text:p text:style-name="P38">        <text:span text:style-name="T54">coefficients </text:span><text:span text:style-name="T19">=</text:span><text:span text:style-name="T54"> </text:span><text:span text:style-name="T64">other</text:span><text:span text:style-name="T19">.</text:span><text:span text:style-name="T54">coefficients</text:span><text:span text:style-name="T19">;</text:span></text:p>
            <text:p text:style-name="P38">    <text:span text:style-name="T19">}</text:span></text:p>
            <text:p text:style-name="P38">    <text:span text:style-name="T65">return</text:span><text:span text:style-name="T54"> </text:span><text:span text:style-name="T19">*</text:span><text:span text:style-name="T48">this</text:span><text:span text:style-name="T19">;</text:span></text:p>
            <text:p text:style-name="P49">}</text:p>
            <text:p text:style-name="P32"><text:span text:style-name="Source_20_Text"><text:span text:style-name="T28"/></text:span></text:p>
          </table:table-cell>
        </table:table-row>
      </table:table>
      <text:p text:style-name="P32"><text:span text:style-name="Source_20_Text"><text:span text:style-name="T28"/></text:span></text:p>
      <text:p text:style-name="P26"/>
      <table:table table:name="Table3" table:style-name="Table3">
        <table:table-column table:style-name="Table3.A"/>
        <table:table-row>
          <table:table-cell table:style-name="Table3.A1" office:value-type="string">
            <text:p text:style-name="P36"><text:span text:style-name="Source_20_Text"><text:span text:style-name="T28">//</text:span></text:span></text:p>
            <text:p text:style-name="P36"><text:span text:style-name="Source_20_Text"><text:span text:style-name="T28">// </text:span></text:span><text:span text:style-name="Source_20_Text"><text:span text:style-name="T31">main.cpp</text:span></text:span></text:p>
            <text:p text:style-name="P36"><text:span text:style-name="Source_20_Text"><text:span text:style-name="T29">//</text:span></text:span></text:p>
            <text:p text:style-name="P36"><text:span text:style-name="Source_20_Text"><text:span text:style-name="T29"/></text:span></text:p>
            <text:p text:style-name="P33"><text:span text:style-name="Source_20_Text"><text:span text:style-name="T18">#</text:span></text:span><text:span text:style-name="Source_20_Text"><text:span text:style-name="T24">include</text:span></text:span><text:span text:style-name="Source_20_Text"><text:span text:style-name="T33"> </text:span></text:span><text:span text:style-name="Source_20_Text"><text:span text:style-name="T42">&lt;</text:span></text:span><text:span text:style-name="Source_20_Text"><text:span text:style-name="T45">iostream</text:span></text:span><text:span text:style-name="Source_20_Text"><text:span text:style-name="T42">&gt;</text:span></text:span></text:p>
            <text:p text:style-name="P27"><text:span text:style-name="T17">#</text:span><text:span text:style-name="T23">include</text:span><text:span text:style-name="T32"> </text:span><text:span text:style-name="T41">&lt;</text:span><text:span text:style-name="T44">vector</text:span><text:span text:style-name="T41">&gt;</text:span></text:p>
            <text:p text:style-name="P27"><text:span text:style-name="T17">#</text:span><text:span text:style-name="T23">include</text:span><text:span text:style-name="T32"> </text:span><text:span text:style-name="T41">&lt;</text:span><text:span text:style-name="T44">limits</text:span><text:span text:style-name="T41">&gt;</text:span></text:p>
            <text:p text:style-name="P27"><text:span text:style-name="T17">#</text:span><text:span text:style-name="T23">include</text:span><text:span text:style-name="T32"> </text:span><text:span text:style-name="T41">"</text:span><text:span text:style-name="T44">polynomial.h</text:span><text:span text:style-name="T41">"</text:span></text:p>
            <text:p text:style-name="P54"/>
            <text:p text:style-name="P27"><text:span text:style-name="T47">using</text:span> <text:span text:style-name="T47">namespace</text:span> <text:span text:style-name="T32">std</text:span><text:span text:style-name="T17">;</text:span></text:p>
            <text:p text:style-name="P54"/>
            <text:p text:style-name="P48">// Прототипы функций <text:span text:style-name="T16">тестирования</text:span></text:p>
            <text:p text:style-name="P27"><text:span text:style-name="T47">void</text:span> <text:span text:style-name="T56">lab1_demo</text:span><text:span text:style-name="T17">();</text:span></text:p>
            <text:p text:style-name="P27"><text:span text:style-name="T17"/></text:p>
            <text:p text:style-name="P27"><text:span text:style-name="T51">Polynomial</text:span> <text:span text:style-name="T56">inputPolynomial</text:span><text:span text:style-name="T17">();</text:span></text:p>
            <text:p text:style-name="P27"><text:span text:style-name="T51">vector</text:span><text:span text:style-name="T17">&lt;</text:span><text:span text:style-name="T47">double</text:span><text:span text:style-name="T17">&gt;</text:span> <text:span text:style-name="T56">inputCoefficients</text:span><text:span text:style-name="T17">(</text:span><text:span text:style-name="T47">int</text:span> <text:span text:style-name="T23">order</text:span><text:span text:style-name="T17">);</text:span></text:p>
            <text:p text:style-name="P27"><text:span text:style-name="T47">void</text:span> <text:span text:style-name="T56">displayPolynomialInfo</text:span><text:span text:style-name="T17">(</text:span><text:span text:style-name="T47">const</text:span> <text:span text:style-name="T51">Polynomial</text:span><text:span text:style-name="T17">&amp;</text:span> <text:span text:style-name="T23">poly</text:span><text:span text:style-name="T17">);</text:span></text:p>
            <text:p text:style-name="P54"/>
            <text:p text:style-name="P27"><text:span text:style-name="T47">int</text:span> <text:span text:style-name="T56">main</text:span><text:span text:style-name="T17">()</text:span> <text:span text:style-name="T17">{</text:span></text:p>
            <text:p text:style-name="P38">    <text:span text:style-name="T48">int</text:span><text:span text:style-name="T54"> choice</text:span><text:span text:style-name="T19">;</text:span></text:p>
            <text:p text:style-name="P38">    </text:p>
            <text:p text:style-name="P38">    <text:span text:style-name="T65">do</text:span><text:span text:style-name="T54"> </text:span><text:span text:style-name="T19">{</text:span></text:p>
            <text:p text:style-name="P38">        <text:span text:style-name="T54">cout </text:span><text:span text:style-name="T19">&lt;&lt;</text:span><text:span text:style-name="T54"> </text:span><text:span text:style-name="T43">"</text:span><text:span text:style-name="T66">\n</text:span><text:span text:style-name="T46">=== Polynomial Laboratory Works ===</text:span><text:span text:style-name="T43">"</text:span><text:span text:style-name="T54"> </text:span><text:span text:style-name="T19">&lt;&lt;</text:span><text:span text:style-name="T54"> endl</text:span><text:span text:style-name="T19">;</text:span></text:p>
            <text:p text:style-name="P38">        <text:span text:style-name="T54">cout </text:span><text:span text:style-name="T19">&lt;&lt;</text:span><text:span text:style-name="T54"> </text:span><text:span text:style-name="T43">"</text:span><text:span text:style-name="T46">1. Lab 1 - Basic Polynomial Class</text:span><text:span text:style-name="T43">"</text:span><text:span text:style-name="T54"> </text:span><text:span text:style-name="T19">&lt;&lt;</text:span><text:span text:style-name="T54"> endl</text:span><text:span text:style-name="T19">;</text:span></text:p>
            <text:p text:style-name="P38">        <text:span text:style-name="T54">cout </text:span><text:span text:style-name="T19">&lt;&lt;</text:span><text:span text:style-name="T54"> </text:span><text:span text:style-name="T43">"</text:span><text:span text:style-name="T46">0. Exit</text:span><text:span text:style-name="T43">"</text:span><text:span text:style-name="T54"> </text:span><text:span text:style-name="T19">&lt;&lt;</text:span><text:span text:style-name="T54"> endl</text:span><text:span text:style-name="T19">;</text:span></text:p>
            <text:p text:style-name="P38">        <text:span text:style-name="T54">cout </text:span><text:span text:style-name="T19">&lt;&lt;</text:span><text:span text:style-name="T54"> </text:span><text:span text:style-name="T43">"</text:span><text:span text:style-name="T46">Choose laboratory work: </text:span><text:span text:style-name="T43">"</text:span><text:span text:style-name="T19">;</text:span></text:p>
            <text:p text:style-name="P38">        <text:span text:style-name="T54">cin </text:span><text:span text:style-name="T19">&gt;&gt;</text:span><text:span text:style-name="T54"> choice</text:span><text:span text:style-name="T19">;</text:span></text:p>
            <text:p text:style-name="P38">        </text:p>
            <text:p text:style-name="P43">        <text:span text:style-name="T54">// Очистка буфера ввода</text:span></text:p>
            <text:p text:style-name="P38">        <text:span text:style-name="T64">cin</text:span><text:span text:style-name="T19">.</text:span><text:span text:style-name="T57">clear</text:span><text:span text:style-name="T19">();</text:span></text:p>
            <text:p text:style-name="P38">        <text:span text:style-name="T64">cin</text:span><text:span text:style-name="T19">.</text:span><text:span text:style-name="T57">ignore</text:span><text:span text:style-name="T19">(</text:span><text:span text:style-name="T34">numeric_limits</text:span><text:span text:style-name="T19">&lt;</text:span><text:span text:style-name="T52">streamsize</text:span><text:span text:style-name="T19">&gt;::</text:span><text:span text:style-name="T57">max</text:span><text:span text:style-name="T19">(),</text:span><text:span text:style-name="T54"> </text:span><text:span text:style-name="T43">'</text:span><text:span text:style-name="T66">\n</text:span><text:span text:style-name="T43">'</text:span><text:span text:style-name="T19">);</text:span></text:p>
            <text:p text:style-name="P38">        </text:p>
            <text:p text:style-name="P38">        <text:span text:style-name="T65">switch</text:span><text:span text:style-name="T54"> </text:span><text:span text:style-name="T19">(</text:span><text:span text:style-name="T54">choice</text:span><text:span text:style-name="T19">)</text:span><text:span text:style-name="T54"> </text:span><text:span text:style-name="T19">{</text:span></text:p>
            <text:p text:style-name="P38">            <text:span text:style-name="T65">case</text:span><text:span text:style-name="T54"> </text:span><text:span text:style-name="T62">1</text:span><text:span text:style-name="T19">:</text:span><text:span text:style-name="T54"> </text:span><text:span text:style-name="T57">lab1_demo</text:span><text:span text:style-name="T19">();</text:span><text:span text:style-name="T54"> </text:span><text:span text:style-name="T65">break</text:span><text:span text:style-name="T19">;</text:span></text:p>
            <text:p text:style-name="P38">            <text:span text:style-name="T65">case</text:span><text:span text:style-name="T54"> </text:span><text:span text:style-name="T62">0</text:span><text:span text:style-name="T19">:</text:span><text:span text:style-name="T54"> cout </text:span><text:span text:style-name="T19">&lt;&lt;</text:span><text:span text:style-name="T54"> </text:span><text:span text:style-name="T43">"</text:span><text:span text:style-name="T46">Goodbye!</text:span><text:span text:style-name="T43">"</text:span><text:span text:style-name="T54"> </text:span><text:span text:style-name="T19">&lt;&lt;</text:span><text:span text:style-name="T54"> endl</text:span><text:span text:style-name="T19">;</text:span><text:span text:style-name="T54"> </text:span><text:span text:style-name="T65">break</text:span><text:span text:style-name="T19">;</text:span></text:p>
            <text:p text:style-name="P38">            <text:span text:style-name="T65">default</text:span><text:span text:style-name="T19">:</text:span><text:span text:style-name="T54"> cout </text:span><text:span text:style-name="T19">&lt;&lt;</text:span><text:span text:style-name="T54"> </text:span><text:span text:style-name="T43">"</text:span><text:span text:style-name="T46">Invalid choice!</text:span><text:span text:style-name="T43">"</text:span><text:span text:style-name="T54"> </text:span><text:span text:style-name="T19">&lt;&lt;</text:span><text:span text:style-name="T54"> endl</text:span><text:span text:style-name="T19">;</text:span></text:p>
            <text:p text:style-name="P38">        <text:span text:style-name="T19">}</text:span></text:p>
            <text:p text:style-name="P38">    <text:span text:style-name="T19">}</text:span><text:span text:style-name="T54"> </text:span><text:span text:style-name="T65">while</text:span><text:span text:style-name="T54"> </text:span><text:span text:style-name="T19">(</text:span><text:span text:style-name="T54">choice </text:span><text:span text:style-name="T19">!=</text:span><text:span text:style-name="T54"> </text:span><text:span text:style-name="T62">0</text:span><text:span text:style-name="T19">);</text:span></text:p>
            <text:p text:style-name="P38">    </text:p>
            <text:p text:style-name="P38">    <text:span text:style-name="T65">return</text:span><text:span text:style-name="T54"> </text:span><text:span text:style-name="T62">0</text:span><text:span text:style-name="T19">;</text:span></text:p>
            <text:p text:style-name="P49">}</text:p>
            <text:p text:style-name="P54"/>
            <text:p text:style-name="P48">// Функция для ввода коэффициентов</text:p>
            <text:p text:style-name="P27"><text:span text:style-name="T51">vector</text:span><text:span text:style-name="T17">&lt;</text:span><text:span text:style-name="T47">double</text:span><text:span text:style-name="T17">&gt;</text:span> <text:span text:style-name="T56">inputCoefficients</text:span><text:span text:style-name="T17">(</text:span><text:span text:style-name="T47">int</text:span> <text:span text:style-name="T23">order</text:span><text:span text:style-name="T17">)</text:span> <text:span text:style-name="T17">{</text:span></text:p>
            <text:p text:style-name="P38">    <text:span text:style-name="T54">vector</text:span><text:span text:style-name="T19">&lt;</text:span><text:span text:style-name="T48">double</text:span><text:span text:style-name="T19">&gt;</text:span><text:span text:style-name="T54"> coefficients</text:span><text:span text:style-name="T19">;</text:span></text:p>
            <text:p text:style-name="P38">    <text:span text:style-name="T54">cout </text:span><text:span text:style-name="T19">&lt;&lt;</text:span><text:span text:style-name="T54"> </text:span><text:span text:style-name="T43">"</text:span><text:span text:style-name="T46">Enter </text:span><text:span text:style-name="T43">"</text:span><text:span text:style-name="T54"> </text:span><text:span text:style-name="T19">&lt;&lt;</text:span><text:span text:style-name="T54"> </text:span><text:span text:style-name="T19">(</text:span><text:span text:style-name="T54">order </text:span><text:span text:style-name="T19">+</text:span><text:span text:style-name="T54"> </text:span><text:span text:style-name="T62">1</text:span><text:span text:style-name="T19">)</text:span><text:span text:style-name="T54"> </text:span><text:span text:style-name="T19">&lt;&lt;</text:span><text:span text:style-name="T54"> </text:span><text:span text:style-name="T43">"</text:span><text:span text:style-name="T46"> coefficients (from constant term to highest degree):</text:span><text:span text:style-name="T43">"</text:span><text:span text:style-name="T54"> </text:span><text:span text:style-name="T19">&lt;&lt;</text:span><text:span text:style-name="T54"> endl</text:span><text:span text:style-name="T19">;</text:span></text:p>
            <text:p text:style-name="P38">    </text:p>
            <text:p text:style-name="P38">    <text:span text:style-name="T65">for</text:span><text:span text:style-name="T54"> </text:span><text:span text:style-name="T19">(</text:span><text:span text:style-name="T48">int</text:span><text:span text:style-name="T54"> i </text:span><text:span text:style-name="T19">=</text:span><text:span text:style-name="T54"> </text:span><text:span text:style-name="T62">0</text:span><text:span text:style-name="T19">;</text:span><text:span text:style-name="T54"> i </text:span><text:span text:style-name="T19">&lt;=</text:span><text:span text:style-name="T54"> order</text:span><text:span text:style-name="T19">;</text:span><text:span text:style-name="T54"> i</text:span><text:span text:style-name="T19">++)</text:span><text:span text:style-name="T54"> </text:span><text:span text:style-name="T19">{</text:span></text:p>
            <text:p text:style-name="P38">        <text:span text:style-name="T48">double</text:span><text:span text:style-name="T54"> coeff</text:span><text:span text:style-name="T19">;</text:span></text:p>
            <text:p text:style-name="P38"><text:soft-page-break/>        <text:span text:style-name="T54">cout </text:span><text:span text:style-name="T19">&lt;&lt;</text:span><text:span text:style-name="T54"> </text:span><text:span text:style-name="T43">"</text:span><text:span text:style-name="T46">Coefficient for x^</text:span><text:span text:style-name="T43">"</text:span><text:span text:style-name="T54"> </text:span><text:span text:style-name="T19">&lt;&lt;</text:span><text:span text:style-name="T54"> i </text:span><text:span text:style-name="T19">&lt;&lt;</text:span><text:span text:style-name="T54"> </text:span><text:span text:style-name="T43">"</text:span><text:span text:style-name="T46">: </text:span><text:span text:style-name="T43">"</text:span><text:span text:style-name="T19">;</text:span></text:p>
            <text:p text:style-name="P38">        <text:span text:style-name="T54">cin </text:span><text:span text:style-name="T19">&gt;&gt;</text:span><text:span text:style-name="T54"> coeff</text:span><text:span text:style-name="T19">;</text:span></text:p>
            <text:p text:style-name="P38">        <text:span text:style-name="T64">coefficients</text:span><text:span text:style-name="T19">.</text:span><text:span text:style-name="T57">push_back</text:span><text:span text:style-name="T19">(</text:span><text:span text:style-name="T54">coeff</text:span><text:span text:style-name="T19">);</text:span></text:p>
            <text:p text:style-name="P38">    <text:span text:style-name="T19">}</text:span></text:p>
            <text:p text:style-name="P38">    </text:p>
            <text:p text:style-name="P38">    <text:span text:style-name="T65">return</text:span><text:span text:style-name="T54"> coefficients</text:span><text:span text:style-name="T19">;</text:span></text:p>
            <text:p text:style-name="P49">}</text:p>
            <text:p text:style-name="P54"/>
            <text:p text:style-name="P48">// Функция для ввода многочлена</text:p>
            <text:p text:style-name="P27"><text:span text:style-name="T51">Polynomial</text:span> <text:span text:style-name="T56">inputPolynomial</text:span><text:span text:style-name="T17">()</text:span> <text:span text:style-name="T17">{</text:span></text:p>
            <text:p text:style-name="P38">    <text:span text:style-name="T48">int</text:span><text:span text:style-name="T54"> order</text:span><text:span text:style-name="T19">;</text:span></text:p>
            <text:p text:style-name="P38">    <text:span text:style-name="T54">cout </text:span><text:span text:style-name="T19">&lt;&lt;</text:span><text:span text:style-name="T54"> </text:span><text:span text:style-name="T43">"</text:span><text:span text:style-name="T46">Enter the order (degree) of the polynomial: </text:span><text:span text:style-name="T43">"</text:span><text:span text:style-name="T19">;</text:span></text:p>
            <text:p text:style-name="P38">    <text:span text:style-name="T54">cin </text:span><text:span text:style-name="T19">&gt;&gt;</text:span><text:span text:style-name="T54"> order</text:span><text:span text:style-name="T19">;</text:span></text:p>
            <text:p text:style-name="P38">    </text:p>
            <text:p text:style-name="P38">    <text:span text:style-name="T65">if</text:span><text:span text:style-name="T54"> </text:span><text:span text:style-name="T19">(</text:span><text:span text:style-name="T54">order </text:span><text:span text:style-name="T19">&lt;</text:span><text:span text:style-name="T54"> </text:span><text:span text:style-name="T62">0</text:span><text:span text:style-name="T19">)</text:span><text:span text:style-name="T54"> </text:span><text:span text:style-name="T19">{</text:span></text:p>
            <text:p text:style-name="P38">        <text:span text:style-name="T54">cout </text:span><text:span text:style-name="T19">&lt;&lt;</text:span><text:span text:style-name="T54"> </text:span><text:span text:style-name="T43">"</text:span><text:span text:style-name="T46">Order cannot be negative. Using order = 0.</text:span><text:span text:style-name="T43">"</text:span><text:span text:style-name="T54"> </text:span><text:span text:style-name="T19">&lt;&lt;</text:span><text:span text:style-name="T54"> endl</text:span><text:span text:style-name="T19">;</text:span></text:p>
            <text:p text:style-name="P38">        <text:span text:style-name="T54">order </text:span><text:span text:style-name="T19">=</text:span><text:span text:style-name="T54"> </text:span><text:span text:style-name="T62">0</text:span><text:span text:style-name="T19">;</text:span></text:p>
            <text:p text:style-name="P38">    <text:span text:style-name="T19">}</text:span></text:p>
            <text:p text:style-name="P38">    </text:p>
            <text:p text:style-name="P38">    <text:span text:style-name="T54">vector</text:span><text:span text:style-name="T19">&lt;</text:span><text:span text:style-name="T48">double</text:span><text:span text:style-name="T19">&gt;</text:span><text:span text:style-name="T54"> coefficients </text:span><text:span text:style-name="T19">=</text:span><text:span text:style-name="T54"> </text:span><text:span text:style-name="T57">inputCoefficients</text:span><text:span text:style-name="T19">(</text:span><text:span text:style-name="T54">order</text:span><text:span text:style-name="T19">);</text:span></text:p>
            <text:p text:style-name="P38">    <text:span text:style-name="T65">return</text:span><text:span text:style-name="T54"> </text:span><text:span text:style-name="T57">Polynomial</text:span><text:span text:style-name="T19">(</text:span><text:span text:style-name="T54">order</text:span><text:span text:style-name="T19">,</text:span><text:span text:style-name="T54"> coefficients</text:span><text:span text:style-name="T19">);</text:span></text:p>
            <text:p text:style-name="P49">}</text:p>
            <text:p text:style-name="P54"/>
            <text:p text:style-name="P48">// Функция для отображения информации о многочлене</text:p>
            <text:p text:style-name="P27"><text:span text:style-name="T47">void</text:span> <text:span text:style-name="T56">displayPolynomialInfo</text:span><text:span text:style-name="T17">(</text:span><text:span text:style-name="T47">const</text:span> <text:span text:style-name="T51">Polynomial</text:span><text:span text:style-name="T17">&amp;</text:span> <text:span text:style-name="T23">poly</text:span><text:span text:style-name="T17">)</text:span> <text:span text:style-name="T17">{</text:span></text:p>
            <text:p text:style-name="P38">    <text:span text:style-name="T54">cout </text:span><text:span text:style-name="T19">&lt;&lt;</text:span><text:span text:style-name="T54"> </text:span><text:span text:style-name="T43">"</text:span><text:span text:style-name="T46">Polynomial: </text:span><text:span text:style-name="T43">"</text:span><text:span text:style-name="T54"> </text:span><text:span text:style-name="T19">&lt;&lt;</text:span><text:span text:style-name="T54"> </text:span><text:span text:style-name="T64">poly</text:span><text:span text:style-name="T19">.</text:span><text:span text:style-name="T57">toString</text:span><text:span text:style-name="T19">()</text:span><text:span text:style-name="T54"> </text:span><text:span text:style-name="T19">&lt;&lt;</text:span><text:span text:style-name="T54"> endl</text:span><text:span text:style-name="T19">;</text:span></text:p>
            <text:p text:style-name="P38">    <text:span text:style-name="T54">cout </text:span><text:span text:style-name="T19">&lt;&lt;</text:span><text:span text:style-name="T54"> </text:span><text:span text:style-name="T43">"</text:span><text:span text:style-name="T46">Degree: </text:span><text:span text:style-name="T43">"</text:span><text:span text:style-name="T54"> </text:span><text:span text:style-name="T19">&lt;&lt;</text:span><text:span text:style-name="T54"> </text:span><text:span text:style-name="T64">poly</text:span><text:span text:style-name="T19">.</text:span><text:span text:style-name="T57">getOrder</text:span><text:span text:style-name="T19">()</text:span><text:span text:style-name="T54"> </text:span><text:span text:style-name="T19">&lt;&lt;</text:span><text:span text:style-name="T54"> endl</text:span><text:span text:style-name="T19">;</text:span></text:p>
            <text:p text:style-name="P38">    </text:p>
            <text:p text:style-name="P43">    <text:span text:style-name="T54">// Вывод коэффициентов</text:span></text:p>
            <text:p text:style-name="P38">    <text:span text:style-name="T54">vector</text:span><text:span text:style-name="T19">&lt;</text:span><text:span text:style-name="T48">double</text:span><text:span text:style-name="T19">&gt;</text:span><text:span text:style-name="T54"> coeffs </text:span><text:span text:style-name="T19">=</text:span><text:span text:style-name="T54"> </text:span><text:span text:style-name="T64">poly</text:span><text:span text:style-name="T19">.</text:span><text:span text:style-name="T57">getCoefficients</text:span><text:span text:style-name="T19">();</text:span></text:p>
            <text:p text:style-name="P38">    <text:span text:style-name="T54">cout </text:span><text:span text:style-name="T19">&lt;&lt;</text:span><text:span text:style-name="T54"> </text:span><text:span text:style-name="T43">"</text:span><text:span text:style-name="T46">Coefficients: </text:span><text:span text:style-name="T43">"</text:span><text:span text:style-name="T19">;</text:span></text:p>
            <text:p text:style-name="P38">    <text:span text:style-name="T65">for</text:span><text:span text:style-name="T54"> </text:span><text:span text:style-name="T19">(</text:span><text:span text:style-name="T48">size_t</text:span><text:span text:style-name="T54"> i </text:span><text:span text:style-name="T19">=</text:span><text:span text:style-name="T54"> </text:span><text:span text:style-name="T62">0</text:span><text:span text:style-name="T19">;</text:span><text:span text:style-name="T54"> i </text:span><text:span text:style-name="T19">&lt;</text:span><text:span text:style-name="T54"> </text:span><text:span text:style-name="T64">coeffs</text:span><text:span text:style-name="T19">.</text:span><text:span text:style-name="T57">size</text:span><text:span text:style-name="T19">();</text:span><text:span text:style-name="T54"> i</text:span><text:span text:style-name="T19">++)</text:span><text:span text:style-name="T54"> </text:span><text:span text:style-name="T19">{</text:span></text:p>
            <text:p text:style-name="P38">        <text:span text:style-name="T54">cout </text:span><text:span text:style-name="T19">&lt;&lt;</text:span><text:span text:style-name="T54"> </text:span><text:span text:style-name="T64">coeffs</text:span><text:span text:style-name="T19">[</text:span><text:span text:style-name="T54">i</text:span><text:span text:style-name="T19">];</text:span></text:p>
            <text:p text:style-name="P38">        <text:span text:style-name="T65">if</text:span><text:span text:style-name="T54"> </text:span><text:span text:style-name="T19">(</text:span><text:span text:style-name="T54">i </text:span><text:span text:style-name="T19">&lt;</text:span><text:span text:style-name="T54"> </text:span><text:span text:style-name="T64">coeffs</text:span><text:span text:style-name="T19">.</text:span><text:span text:style-name="T57">size</text:span><text:span text:style-name="T19">()</text:span><text:span text:style-name="T54"> </text:span><text:span text:style-name="T19">-</text:span><text:span text:style-name="T54"> </text:span><text:span text:style-name="T62">1</text:span><text:span text:style-name="T19">)</text:span><text:span text:style-name="T54"> cout </text:span><text:span text:style-name="T19">&lt;&lt;</text:span><text:span text:style-name="T54"> </text:span><text:span text:style-name="T43">"</text:span><text:span text:style-name="T46">, </text:span><text:span text:style-name="T43">"</text:span><text:span text:style-name="T19">;</text:span></text:p>
            <text:p text:style-name="P38">    <text:span text:style-name="T19">}</text:span></text:p>
            <text:p text:style-name="P38">    <text:span text:style-name="T54">cout </text:span><text:span text:style-name="T19">&lt;&lt;</text:span><text:span text:style-name="T54"> endl</text:span><text:span text:style-name="T19">;</text:span></text:p>
            <text:p text:style-name="P49">}</text:p>
            <text:p text:style-name="P54"/>
            <text:p text:style-name="P27"><text:span text:style-name="T47">void</text:span> <text:span text:style-name="T56">lab1_demo</text:span><text:span text:style-name="T17">()</text:span> <text:span text:style-name="T17">{</text:span></text:p>
            <text:p text:style-name="P38">    <text:span text:style-name="T34">cout</text:span><text:span text:style-name="T54"> </text:span><text:span text:style-name="T19">&lt;&lt;</text:span><text:span text:style-name="T54"> </text:span><text:span text:style-name="T43">"</text:span><text:span text:style-name="T66">\n</text:span><text:span text:style-name="T46">=== Lab 1: Basic Polynomial Class ===</text:span><text:span text:style-name="T43">"</text:span><text:span text:style-name="T54"> </text:span><text:span text:style-name="T19">&lt;&lt;</text:span><text:span text:style-name="T54"> </text:span><text:span text:style-name="T57">endl</text:span><text:span text:style-name="T19">;</text:span></text:p>
            <text:p text:style-name="P38">    </text:p>
            <text:p text:style-name="P38">    <text:span text:style-name="T34">cout</text:span><text:span text:style-name="T54"> </text:span><text:span text:style-name="T19">&lt;&lt;</text:span><text:span text:style-name="T54"> </text:span><text:span text:style-name="T43">"</text:span><text:span text:style-name="T66">\n</text:span><text:span text:style-name="T46">--- Creating First Polynomial ---</text:span><text:span text:style-name="T43">"</text:span><text:span text:style-name="T54"> </text:span><text:span text:style-name="T19">&lt;&lt;</text:span><text:span text:style-name="T54"> </text:span><text:span text:style-name="T57">endl</text:span><text:span text:style-name="T19">;</text:span></text:p>
            <text:p text:style-name="P38">    <text:span text:style-name="T52">Polynomial</text:span><text:span text:style-name="T54"> </text:span><text:span text:style-name="T64">p1</text:span><text:span text:style-name="T54"> </text:span><text:span text:style-name="T19">=</text:span><text:span text:style-name="T54"> </text:span><text:span text:style-name="T57">inputPolynomial</text:span><text:span text:style-name="T19">();</text:span></text:p>
            <text:p text:style-name="P38">    <text:span text:style-name="T57">displayPolynomialInfo</text:span><text:span text:style-name="T19">(</text:span><text:span text:style-name="T64">p1</text:span><text:span text:style-name="T19">);</text:span></text:p>
            <text:p text:style-name="P38">    </text:p>
            <text:p text:style-name="P43">    <text:span text:style-name="T54">// Вычисление значения</text:span></text:p>
            <text:p text:style-name="P38">    <text:span text:style-name="T48">double</text:span><text:span text:style-name="T54"> </text:span><text:span text:style-name="T64">x</text:span><text:span text:style-name="T19">;</text:span></text:p>
            <text:p text:style-name="P38">    <text:span text:style-name="T34">cout</text:span><text:span text:style-name="T54"> </text:span><text:span text:style-name="T19">&lt;&lt;</text:span><text:span text:style-name="T54"> </text:span><text:span text:style-name="T43">"</text:span><text:span text:style-name="T66">\n</text:span><text:span text:style-name="T46">Enter x value to evaluate polynomial: </text:span><text:span text:style-name="T43">"</text:span><text:span text:style-name="T19">;</text:span></text:p>
            <text:p text:style-name="P38">    <text:span text:style-name="T34">cin</text:span><text:span text:style-name="T54"> </text:span><text:span text:style-name="T19">&gt;&gt;</text:span><text:span text:style-name="T54"> </text:span><text:span text:style-name="T64">x</text:span><text:span text:style-name="T19">;</text:span></text:p>
            <text:p text:style-name="P38">    <text:span text:style-name="T34">cout</text:span><text:span text:style-name="T54"> </text:span><text:span text:style-name="T19">&lt;&lt;</text:span><text:span text:style-name="T54"> </text:span><text:span text:style-name="T43">"</text:span><text:span text:style-name="T46">p(</text:span><text:span text:style-name="T43">"</text:span><text:span text:style-name="T54"> </text:span><text:span text:style-name="T19">&lt;&lt;</text:span><text:span text:style-name="T54"> </text:span><text:span text:style-name="T64">x</text:span><text:span text:style-name="T54"> </text:span><text:span text:style-name="T19">&lt;&lt;</text:span><text:span text:style-name="T54"> </text:span><text:span text:style-name="T43">"</text:span><text:span text:style-name="T46">) = </text:span><text:span text:style-name="T43">"</text:span><text:span text:style-name="T54"> </text:span><text:span text:style-name="T19">&lt;&lt;</text:span><text:span text:style-name="T54"> </text:span><text:span text:style-name="T64">p1</text:span><text:span text:style-name="T19">.</text:span><text:span text:style-name="T57">evaluate</text:span><text:span text:style-name="T19">(</text:span><text:span text:style-name="T64">x</text:span><text:span text:style-name="T19">)</text:span><text:span text:style-name="T54"> </text:span><text:span text:style-name="T19">&lt;&lt;</text:span><text:span text:style-name="T54"> </text:span><text:span text:style-name="T57">endl</text:span><text:span text:style-name="T19">;</text:span></text:p>
            <text:p text:style-name="P38">    </text:p>
            <text:p text:style-name="P43"><text:soft-page-break/>    <text:span text:style-name="T54">// Операции с многочленом</text:span></text:p>
            <text:p text:style-name="P38">    <text:span text:style-name="T34">cout</text:span><text:span text:style-name="T54"> </text:span><text:span text:style-name="T19">&lt;&lt;</text:span><text:span text:style-name="T54"> </text:span><text:span text:style-name="T43">"</text:span><text:span text:style-name="T66">\n</text:span><text:span text:style-name="T46">--- Polynomial Operations ---</text:span><text:span text:style-name="T43">"</text:span><text:span text:style-name="T54"> </text:span><text:span text:style-name="T19">&lt;&lt;</text:span><text:span text:style-name="T54"> </text:span><text:span text:style-name="T57">endl</text:span><text:span text:style-name="T19">;</text:span></text:p>
            <text:p text:style-name="P38">    <text:span text:style-name="T34">cout</text:span><text:span text:style-name="T54"> </text:span><text:span text:style-name="T19">&lt;&lt;</text:span><text:span text:style-name="T54"> </text:span><text:span text:style-name="T43">"</text:span><text:span text:style-name="T46">Original: </text:span><text:span text:style-name="T43">"</text:span><text:span text:style-name="T54"> </text:span><text:span text:style-name="T19">&lt;&lt;</text:span><text:span text:style-name="T54"> </text:span><text:span text:style-name="T64">p1</text:span><text:span text:style-name="T19">.</text:span><text:span text:style-name="T57">toString</text:span><text:span text:style-name="T19">()</text:span><text:span text:style-name="T54"> </text:span><text:span text:style-name="T19">&lt;&lt;</text:span><text:span text:style-name="T54"> </text:span><text:span text:style-name="T57">endl</text:span><text:span text:style-name="T19">;</text:span></text:p>
            <text:p text:style-name="P38">    </text:p>
            <text:p text:style-name="P38">    <text:span text:style-name="T64">p1</text:span><text:span text:style-name="T19">.</text:span><text:span text:style-name="T57">increaseDegree</text:span><text:span text:style-name="T19">();</text:span></text:p>
            <text:p text:style-name="P38">    <text:span text:style-name="T34">cout</text:span><text:span text:style-name="T54"> </text:span><text:span text:style-name="T19">&lt;&lt;</text:span><text:span text:style-name="T54"> </text:span><text:span text:style-name="T43">"</text:span><text:span text:style-name="T46">After increasing degree: </text:span><text:span text:style-name="T43">"</text:span><text:span text:style-name="T54"> </text:span><text:span text:style-name="T19">&lt;&lt;</text:span><text:span text:style-name="T54"> </text:span><text:span text:style-name="T64">p1</text:span><text:span text:style-name="T19">.</text:span><text:span text:style-name="T57">toString</text:span><text:span text:style-name="T19">()</text:span><text:span text:style-name="T54"> </text:span><text:span text:style-name="T19">&lt;&lt;</text:span><text:span text:style-name="T54"> </text:span><text:span text:style-name="T57">endl</text:span><text:span text:style-name="T19">;</text:span></text:p>
            <text:p text:style-name="P38">    </text:p>
            <text:p text:style-name="P38">    <text:span text:style-name="T64">p1</text:span><text:span text:style-name="T19">.</text:span><text:span text:style-name="T57">decreaseDegree</text:span><text:span text:style-name="T19">();</text:span></text:p>
            <text:p text:style-name="P38">    <text:span text:style-name="T34">cout</text:span><text:span text:style-name="T54"> </text:span><text:span text:style-name="T19">&lt;&lt;</text:span><text:span text:style-name="T54"> </text:span><text:span text:style-name="T43">"</text:span><text:span text:style-name="T46">After decreasing degree: </text:span><text:span text:style-name="T43">"</text:span><text:span text:style-name="T54"> </text:span><text:span text:style-name="T19">&lt;&lt;</text:span><text:span text:style-name="T54"> </text:span><text:span text:style-name="T64">p1</text:span><text:span text:style-name="T19">.</text:span><text:span text:style-name="T57">toString</text:span><text:span text:style-name="T19">()</text:span><text:span text:style-name="T54"> </text:span><text:span text:style-name="T19">&lt;&lt;</text:span><text:span text:style-name="T54"> </text:span><text:span text:style-name="T57">endl</text:span><text:span text:style-name="T19">;</text:span></text:p>
            <text:p text:style-name="P38">    </text:p>
            <text:p text:style-name="P43">    <text:span text:style-name="T54">// Создание второго многочлена для демонстрации</text:span></text:p>
            <text:p text:style-name="P38">    <text:span text:style-name="T34">cout</text:span><text:span text:style-name="T54"> </text:span><text:span text:style-name="T19">&lt;&lt;</text:span><text:span text:style-name="T54"> </text:span><text:span text:style-name="T43">"</text:span><text:span text:style-name="T66">\n</text:span><text:span text:style-name="T46">--- Creating Second Polynomial ---</text:span><text:span text:style-name="T43">"</text:span><text:span text:style-name="T54"> </text:span><text:span text:style-name="T19">&lt;&lt;</text:span><text:span text:style-name="T54"> </text:span><text:span text:style-name="T57">endl</text:span><text:span text:style-name="T19">;</text:span></text:p>
            <text:p text:style-name="P38">    <text:span text:style-name="T52">Polynomial</text:span><text:span text:style-name="T54"> </text:span><text:span text:style-name="T64">p2</text:span><text:span text:style-name="T54"> </text:span><text:span text:style-name="T19">=</text:span><text:span text:style-name="T54"> </text:span><text:span text:style-name="T57">inputPolynomial</text:span><text:span text:style-name="T19">();</text:span></text:p>
            <text:p text:style-name="P38">    <text:span text:style-name="T57">displayPolynomialInfo</text:span><text:span text:style-name="T19">(</text:span><text:span text:style-name="T64">p2</text:span><text:span text:style-name="T19">);</text:span></text:p>
            <text:p text:style-name="P38">    </text:p>
            <text:p text:style-name="P43">    <text:span text:style-name="T54">// Статический член</text:span></text:p>
            <text:p text:style-name="P38">    <text:span text:style-name="T34">cout</text:span><text:span text:style-name="T54"> </text:span><text:span text:style-name="T19">&lt;&lt;</text:span><text:span text:style-name="T54"> </text:span><text:span text:style-name="T43">"</text:span><text:span text:style-name="T66">\n</text:span><text:span text:style-name="T46">Number of Polynomial objects created: </text:span><text:span text:style-name="T43">"</text:span><text:span text:style-name="T54"> </text:span><text:span text:style-name="T19">&lt;&lt;</text:span><text:span text:style-name="T54"> </text:span><text:span text:style-name="T52">Polynomial</text:span><text:span text:style-name="T19">::</text:span><text:span text:style-name="T57">getObjectCount</text:span><text:span text:style-name="T19">()</text:span><text:span text:style-name="T54"> </text:span><text:span text:style-name="T19">&lt;&lt;</text:span><text:span text:style-name="T54"> </text:span><text:span text:style-name="T57">endl</text:span><text:span text:style-name="T19">;</text:span></text:p>
            <text:p text:style-name="P49">}</text:p>
            <text:p text:style-name="P49"/>
          </table:table-cell>
        </table:table-row>
      </table:table>
      <text:p text:style-name="P33"><text:span text:style-name="Source_20_Text"><text:span text:style-name="T28"/></text:span></text:p>
      <text:p text:style-name="P36"><text:span text:style-name="Source_20_Text"><text:span text:style-name="T5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ВКР_5f_Обычный" style:display-name="ВКР_Обычный" style:family="paragraph">
      <style:paragraph-properties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ВКР_5f_Заголовок_5f_не_5f_в_5f_содержании" style:display-name="ВКР_Заголовок_не_в_содержании" style:family="paragraph" style:next-style-name="ВКР_5f_Обычный">
      <style:paragraph-properties fo:margin-top="0in" fo:margin-bottom="0.1665in" style:contextual-spacing="false" fo:text-align="center" style:justify-single-word="false" fo:orphans="2" fo:widows="2" fo:hyphenation-ladder-count="no-limit" fo:break-before="pag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Ссылка_20_указателя" style:display-name="Ссылка указателя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03:15.417000000</meta:creation-date>
    <dc:date>2025-11-07T18:13:06.730000000</dc:date>
    <meta:editing-duration>PT16M20S</meta:editing-duration>
    <meta:editing-cycles>16</meta:editing-cycles>
    <meta:generator>LibreOffice/24.2.6.2$Windows_X86_64 LibreOffice_project/ef66aa7e36a1bb8e65bfbc63aba53045a14d0871</meta:generator>
    <meta:document-statistic meta:table-count="3" meta:image-count="0" meta:object-count="0" meta:page-count="15" meta:paragraph-count="336" meta:word-count="1701" meta:character-count="14146" meta:non-whitespace-character-count="11641"/>
  </office:meta>
</office:document-meta>
</file>